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C00000107553C09FC.jpg" manifest:media-type="image/jpeg"/>
  <manifest:file-entry manifest:full-path="Pictures/100003C100000AD90000029CCF6EA62D.svg" manifest:media-type="image/svg+xml"/>
  <manifest:file-entry manifest:full-path="Pictures/10000201000000EA000000AFFB52CD6E.png" manifest:media-type="image/png"/>
  <manifest:file-entry manifest:full-path="Pictures/100002010000017F0000007F6157AC45.png" manifest:media-type="image/png"/>
  <manifest:file-entry manifest:full-path="Pictures/100002010000006900000019FB83E2BB.png" manifest:media-type="image/png"/>
  <manifest:file-entry manifest:full-path="Pictures/1000020100000010000000275AB46493.png" manifest:media-type="image/png"/>
  <manifest:file-entry manifest:full-path="Pictures/10000201000000130000002FAA77D3E9.png" manifest:media-type="image/png"/>
  <manifest:file-entry manifest:full-path="Pictures/10000000000006900000041A69B6A16E.png" manifest:media-type="image/png"/>
  <manifest:file-entry manifest:full-path="Pictures/10000201000003A0000002C6D0A280FA.png" manifest:media-type="image/png"/>
  <manifest:file-entry manifest:full-path="Pictures/10000000000006900000041A5B6FF27A.png" manifest:media-type="image/png"/>
  <manifest:file-entry manifest:full-path="Pictures/10000000000004D80000031305795907.jpg" manifest:media-type="image/jpeg"/>
  <manifest:file-entry manifest:full-path="Pictures/10000000000004D80000031359E4DFAD.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ilra1" svg:font-family="Cailra"/>
    <style:font-face style:name="Calibri2" svg:font-family="Calibri"/>
    <style:font-face style:name="Calira1" svg:font-family="Calira"/>
    <style:font-face style:name="Gill Sans Light1" svg:font-family="'Gill Sans Light'"/>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Cailra" svg:font-family="Cailra" style:font-pitch="variable"/>
    <style:font-face style:name="Calibri1" svg:font-family="Calibri" style:font-pitch="variable"/>
    <style:font-face style:name="Calira" svg:font-family="Calira" style:font-pitch="variable"/>
    <style:font-face style:name="FreeSans1" svg:font-family="FreeSans" style:font-pitch="variable"/>
    <style:font-face style:name="Gill Sans Light" svg:font-family="'Gill Sans Light'" style:font-pitch="variable"/>
    <style:font-face style:name="Levenim MT1" svg:font-family="'Levenim MT'"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2" svg:font-family="'Liberation Sans'" style:font-family-generic="modern" style:font-pitch="variable"/>
    <style:font-face style:name="MS PGothic" svg:font-family="'MS PGothic'" style:font-family-generic="modern" style:font-pitch="variable"/>
    <style:font-face style:name="Calibri" svg:font-family="Calibri" style:font-family-generic="roman" style:font-pitch="variable"/>
    <style:font-face style:name="Levenim MT" svg:font-family="'Levenim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evenim MT2" svg:font-family="'Levenim MT'"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071cm" draw:fill="solid" draw:fill-color="#0449a8"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3" style:family="graphic" style:parent-style-name="standard">
      <style:graphic-properties draw:stroke="none" svg:stroke-width="0.071cm" draw:fill="solid" draw:fill-color="#26c6da"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4" style:family="graphic" style:parent-style-name="standard">
      <style:graphic-properties draw:stroke="none" svg:stroke-width="0.071cm" draw:fill="solid" draw:fill-color="#027bcb"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list-style-name="L3">
      <style:graphic-properties draw:stroke="none" svg:stroke-width="0cm" draw:fill="none" draw:textarea-vertical-align="top" draw:auto-grow-height="true" draw:fit-to-size="false" fo:min-height="15.52cm" fo:padding-top="0cm" fo:padding-bottom="0cm" fo:padding-left="0cm" fo:padding-right="0cm" fo:wrap-option="wrap"/>
    </style:style>
    <style:style style:name="gr6"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gr7" style:family="graphic" style:parent-style-name="Object_20_with_20_no_20_fill_20_and_20_no_20_line">
      <style:graphic-properties draw:textarea-vertical-align="middle" draw:fit-to-contour="true" fo:min-height="2.83cm" draw:ole-draw-aspect="1"/>
    </style:style>
    <style:style style:name="gr8" style:family="graphic" style:parent-style-name="standard">
      <style:graphic-properties draw:stroke="none" draw:fill="none" fo:min-height="3.557cm"/>
    </style:style>
    <style:style style:name="gr9" style:family="graphic" style:parent-style-name="standard">
      <style:graphic-properties draw:stroke="none" draw:fill="none" fo:min-height="4.867cm"/>
    </style:style>
    <style:style style:name="gr10" style:family="graphic" style:parent-style-name="standard">
      <style:graphic-properties draw:stroke="none" draw:fill="none" fo:min-height="4.26cm"/>
    </style:style>
    <style:style style:name="gr11" style:family="graphic" style:parent-style-name="standard" style:list-style-name="L3">
      <style:graphic-properties draw:stroke="none" svg:stroke-width="0cm" draw:fill="none" draw:textarea-vertical-align="top" draw:auto-grow-height="true" draw:fit-to-size="false" fo:min-height="14.885cm" fo:padding-top="0cm" fo:padding-bottom="0cm" fo:padding-left="0cm" fo:padding-right="0cm" fo:wrap-option="wrap"/>
    </style:style>
    <style:style style:name="gr12" style:family="graphic" style:parent-style-name="standard" style:list-style-name="L3">
      <style:graphic-properties draw:stroke="none" svg:stroke-width="0cm" draw:fill="none" draw:textarea-vertical-align="top" draw:auto-grow-height="true" draw:fit-to-size="false" fo:min-height="16.931cm" fo:padding-top="0cm" fo:padding-bottom="0cm" fo:padding-left="0cm" fo:padding-right="0cm" fo:wrap-option="wrap"/>
    </style:style>
    <style:style style:name="gr13" style:family="graphic" style:parent-style-name="standard" style:list-style-name="L3">
      <style:graphic-properties draw:stroke="none" svg:stroke-width="0cm" draw:fill="none" draw:textarea-vertical-align="top" draw:auto-grow-height="true" draw:fit-to-size="false" fo:min-height="16.933cm" fo:padding-top="0cm" fo:padding-bottom="0cm" fo:padding-left="0cm" fo:padding-right="0cm" fo:wrap-option="wrap"/>
    </style:style>
    <style:style style:name="gr14" style:family="graphic" style:parent-style-name="standard">
      <style:graphic-properties draw:stroke="none" draw:fill="none" fo:min-height="4.21cm"/>
    </style:style>
    <style:style style:name="gr15" style:family="graphic" style:parent-style-name="standard" style:list-style-name="L3">
      <style:graphic-properties draw:stroke="none" svg:stroke-width="0cm" draw:fill="none" draw:textarea-vertical-align="top" draw:auto-grow-height="true" draw:fit-to-size="false" fo:min-height="16.933cm" fo:padding-top="0cm" fo:padding-bottom="0cm" fo:padding-left="0cm" fo:padding-right="0cm" fo:wrap-option="wrap"/>
    </style:style>
    <style:style style:name="gr16" style:family="graphic" style:parent-style-name="standard" style:list-style-name="L3">
      <style:graphic-properties draw:stroke="none" svg:stroke-width="0cm" draw:fill="none" draw:textarea-vertical-align="top" draw:auto-grow-height="true" draw:fit-to-size="false" fo:min-height="16.931cm" fo:padding-top="0cm" fo:padding-bottom="0cm" fo:padding-left="0cm" fo:padding-right="0cm" fo:wrap-option="wrap"/>
    </style:style>
    <style:style style:name="gr17" style:family="graphic" style:parent-style-name="standard">
      <style:graphic-properties draw:stroke="none" draw:fill="none" fo:min-height="3.532cm"/>
    </style:style>
    <style:style style:name="gr18" style:family="graphic" style:parent-style-name="standard">
      <style:graphic-properties draw:stroke="none" draw:fill="none" fo:min-height="3.95cm"/>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0" style:family="graphic" style:parent-style-name="standard" style:list-style-name="L3">
      <style:graphic-properties draw:stroke="none" svg:stroke-width="0cm" draw:fill="none" draw:textarea-vertical-align="top" draw:auto-grow-height="true" draw:fit-to-size="false" fo:min-height="16.931cm" fo:padding-top="0cm" fo:padding-bottom="0cm" fo:padding-left="0cm" fo:padding-right="0cm" fo:wrap-option="wrap"/>
    </style:style>
    <style:style style:name="gr21" style:family="graphic" style:parent-style-name="standard" style:list-style-name="L3">
      <style:graphic-properties draw:stroke="none" svg:stroke-width="0cm" draw:fill="none" draw:textarea-vertical-align="top" draw:auto-grow-height="true" draw:fit-to-size="false" fo:min-height="16.931cm" fo:padding-top="0cm" fo:padding-bottom="0cm" fo:padding-left="0cm" fo:padding-right="0cm" fo:wrap-option="wrap"/>
    </style:style>
    <style:style style:name="gr22" style:family="graphic" style:parent-style-name="standard">
      <style:graphic-properties draw:stroke="none" draw:fill="none" fo:min-height="4.75cm"/>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width="0.026cm" draw:fill="solid" draw:fill-color="#ffffff"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pr1" style:family="presentation" style:parent-style-name="Title_20_Slid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solid" draw:fill-color="#ffffff" draw:opacity="19%" draw:textarea-vertical-align="bottom" draw:auto-grow-height="true" draw:fit-to-size="false" fo:min-height="3.181cm" fo:padding-top="0cm" fo:padding-bottom="0cm" fo:padding-left="0cm" fo:padding-right="0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title">
      <style:graphic-properties fo:min-height="0.768cm"/>
    </style:style>
    <style:style style:name="pr6" style:family="presentation" style:parent-style-name="Title_20_and_20_Content-notes">
      <style:graphic-properties draw:fill-color="#ffffff" fo:min-height="13.364cm"/>
    </style:style>
    <style:style style:name="pr7" style:family="presentation" style:parent-style-name="_31__5f_Blank-notes">
      <style:graphic-properties draw:fill-color="#ffffff" fo:min-height="13.365cm"/>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style:paragraph-properties fo:text-align="start" style:font-independent-line-spacing="true"/>
      <style:text-properties fo:color="#3333ff" fo:font-size="28pt" style:text-underline-style="solid" style:text-underline-width="auto" style:text-underline-color="font-color"/>
    </style:style>
    <style:style style:name="P3" style:family="paragraph">
      <style:paragraph-properties fo:text-align="start" style:font-independent-line-spacing="true"/>
      <style:text-properties fo:font-size="18pt"/>
    </style:style>
    <style:style style:name="P4" style:family="paragraph">
      <style:paragraph-properties fo:margin-left="0cm" fo:margin-right="0cm" fo:margin-top="0.395cm" fo:margin-bottom="0cm" fo:line-height="150%" fo:text-align="start" fo:text-indent="0cm" style:punctuation-wrap="hanging" style:writing-mode="lr-tb"/>
      <style:text-properties fo:hyphenate="false"/>
    </style:style>
    <style:style style:name="P5" style:family="paragraph">
      <style:paragraph-properties fo:margin-left="0cm" fo:margin-right="0cm" fo:margin-top="0.395cm" fo:margin-bottom="0cm" fo:line-height="150%" fo:text-align="start" fo:text-indent="0cm" style:punctuation-wrap="hanging" style:writing-mode="lr-tb" style:font-independent-line-spacing="true"/>
      <style:text-properties fo:font-size="18pt" fo:hyphenate="false"/>
    </style:style>
    <style:style style:name="P6" style:family="paragraph">
      <style:text-properties fo:font-size="20pt"/>
    </style:style>
    <style:style style:name="P7" style:family="paragraph">
      <style:text-properties fo:color="#0000cc" fo:font-size="22pt" style:text-underline-style="solid" style:text-underline-width="auto" style:text-underline-color="font-color" fo:font-weight="bold" style:font-size-asian="22pt" style:font-weight-asian="bold" style:font-size-complex="22pt" style:font-weight-complex="bold"/>
    </style:style>
    <style:style style:name="P8" style:family="paragraph">
      <style:paragraph-properties fo:text-align="start"/>
    </style:style>
    <style:style style:name="P9" style:family="paragraph">
      <style:paragraph-properties fo:text-align="start"/>
      <style:text-properties fo:color="#0066cc" style:font-name="Calibri2"/>
    </style:style>
    <style:style style:name="P10" style:family="paragraph">
      <style:paragraph-properties fo:margin-top="0.307cm" fo:margin-bottom="0.307cm" fo:text-align="start"/>
    </style:style>
    <style:style style:name="P11" style:family="paragraph">
      <style:paragraph-properties fo:margin-top="0.205cm" fo:margin-bottom="0.205cm" fo:text-align="start"/>
    </style:style>
    <style:style style:name="P12" style:family="paragraph">
      <style:paragraph-properties fo:text-align="start"/>
      <style:text-properties fo:color="#0066cc"/>
    </style:style>
    <style:style style:name="P13" style:family="paragraph">
      <style:paragraph-properties fo:margin-top="0.409cm" fo:margin-bottom="0.409cm" fo:text-align="start"/>
    </style:style>
    <style:style style:name="P14" style:family="paragraph">
      <style:paragraph-properties fo:margin-top="0.409cm" fo:margin-bottom="0.409cm" fo:text-align="start"/>
      <style:text-properties fo:color="#0066cc" style:font-name="Cailra1" fo:font-size="15pt" fo:font-weight="bold" style:font-name-asian="Liberation Mono1" style:font-size-asian="15pt" style:font-weight-asian="bold" style:font-name-complex="Liberation Mono1" style:font-size-complex="15pt" style:font-weight-complex="bold"/>
    </style:style>
    <style:style style:name="P15" style:family="paragraph">
      <style:paragraph-properties fo:margin-top="0cm" fo:margin-bottom="0cm" fo:text-align="start"/>
    </style:style>
    <style:style style:name="P16" style:family="paragraph">
      <style:paragraph-properties fo:margin-top="0.409cm" fo:margin-bottom="0.409cm" fo:text-align="start"/>
      <style:text-properties fo:color="#0066cc" style:font-name="Cailra1" fo:font-size="15pt" style:text-underline-style="none" fo:font-weight="bold" style:font-name-asian="Liberation Mono1" style:font-size-asian="15pt" style:font-weight-asian="bold" style:font-name-complex="Liberation Mono1" style:font-size-complex="15pt" style:font-weight-complex="bold"/>
    </style:style>
    <style:style style:name="P17" style:family="paragraph">
      <style:paragraph-properties fo:margin-top="0.205cm" fo:margin-bottom="0.205cm" fo:text-align="start"/>
      <style:text-properties fo:color="#0066cc" style:font-name="Calira1" fo:font-size="14pt" fo:font-weight="bold" style:font-name-asian="Liberation Mono1" style:font-size-asian="14pt" style:font-weight-asian="bold" style:font-name-complex="Liberation Mono1" style:font-size-complex="14pt" style:font-weight-complex="bold"/>
    </style:style>
    <style:style style:name="P18" style:family="paragraph">
      <style:paragraph-properties fo:margin-top="0.307cm" fo:margin-bottom="0.307cm" fo:text-align="start"/>
      <style:text-properties fo:color="#0066cc" style:font-name="Calira1" fo:font-size="14pt" fo:font-weight="bold" style:font-name-asian="Liberation Mono1" style:font-size-asian="14pt" style:font-weight-asian="bold" style:font-name-complex="Liberation Mono1" style:font-size-complex="14pt" style:font-weight-complex="bold"/>
    </style:style>
    <style:style style:name="P19" style:family="paragraph">
      <style:paragraph-properties fo:text-align="center"/>
    </style:style>
    <style:style style:name="P20" style:family="paragraph">
      <style:paragraph-properties fo:margin-top="0.102cm" fo:margin-bottom="0.102cm" fo:text-align="start"/>
    </style:style>
    <style:style style:name="P21" style:family="paragraph">
      <style:paragraph-properties fo:margin-top="0.102cm" fo:margin-bottom="0.102cm" fo:text-align="start"/>
      <style:text-properties fo:color="#0066cc" style:font-name="Calira1" fo:font-size="13pt" fo:font-weight="bold" style:font-name-asian="Liberation Mono1" style:font-size-asian="13pt" style:font-weight-asian="bold" style:font-name-complex="Liberation Mono1" style:font-size-complex="13pt" style:font-weight-complex="bold"/>
    </style:style>
    <style:style style:name="P22" style:family="paragraph">
      <style:paragraph-properties fo:text-align="start"/>
      <style:text-properties fo:font-size="18pt"/>
    </style:style>
    <style:style style:name="T1" style:family="text">
      <style:text-properties fo:font-variant="normal" fo:text-transform="none" fo:color="#3333ff" style:text-line-through-style="none" style:text-line-through-type="none" style:text-position="0% 100%" style:font-name="Calibri2" fo:font-size="32pt" fo:letter-spacing="normal" fo:font-style="normal" style:text-underline-style="none" fo:font-weight="bold" style:font-size-asian="32pt" style:font-style-asian="normal" style:font-weight-asian="bold" style:font-name-complex="Calibri2" style:font-size-complex="32pt" style:font-style-complex="normal" style:font-weight-complex="bold"/>
    </style:style>
    <style:style style:name="T2" style:family="text">
      <style:text-properties fo:font-variant="normal" fo:text-transform="none" fo:color="#404040" style:text-line-through-style="none" style:text-line-through-type="none" style:text-position="0% 100%" style:font-name="Calibri2" fo:font-size="32pt" fo:letter-spacing="normal" fo:font-style="normal" style:text-underline-style="none" fo:font-weight="bold" style:font-size-asian="32pt" style:font-style-asian="normal" style:font-weight-asian="bold" style:font-name-complex="Calibri2" style:font-size-complex="32pt" style:font-style-complex="normal" style:font-weight-complex="bold"/>
    </style:style>
    <style:style style:name="T3" style:family="text">
      <style:text-properties fo:font-variant="normal" fo:text-transform="none" fo:color="#1f497d" style:text-line-through-style="none" style:text-line-through-type="none" style:text-position="0% 100%" style:font-name="Calibri2"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4" style:family="text">
      <style:text-properties fo:font-variant="normal" fo:text-transform="none" fo:color="#1f497d" style:text-line-through-style="none" style:text-line-through-type="none" style:text-position="0% 100%" style:font-name="Calibri2"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5" style:family="text">
      <style:text-properties fo:font-variant="normal" fo:text-transform="none" fo:color="#1f497d" style:text-line-through-style="none" style:text-line-through-type="none" style:text-position="0% 100%" style:font-name="Calibri2"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 style:family="text">
      <style:text-properties fo:font-variant="normal" fo:text-transform="none" fo:color="#1f497d" style:text-line-through-style="none" style:text-line-through-type="none" style:text-position="0% 100%" style:font-name="Calibri2"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7" style:family="text">
      <style:text-properties fo:color="#0000cc" fo:font-size="22pt" style:text-underline-style="solid" style:text-underline-width="auto" style:text-underline-color="font-color" fo:font-weight="bold" style:font-size-asian="22pt" style:font-weight-asian="bold" style:font-size-complex="22pt" style:font-weight-complex="bold"/>
    </style:style>
    <style:style style:name="T8" style:family="text">
      <style:text-properties fo:color="#0066cc" style:font-name="Calibri2" fo:font-size="15pt" fo:font-weight="normal" style:font-size-asian="15pt" style:font-weight-asian="normal" style:font-size-complex="15pt" style:font-weight-complex="normal"/>
    </style:style>
    <style:style style:name="T9" style:family="text">
      <style:text-properties fo:color="#0066cc" style:font-name="Calibri2" fo:font-weight="normal" style:font-weight-asian="normal" style:font-weight-complex="normal"/>
    </style:style>
    <style:style style:name="T10" style:family="text">
      <style:text-properties fo:color="#0066cc" style:font-name="Calibri2" fo:font-size="15pt" fo:font-weight="bold" style:font-size-asian="15pt" style:font-weight-asian="bold" style:font-size-complex="15pt" style:font-weight-complex="bold"/>
    </style:style>
    <style:style style:name="T11" style:family="text">
      <style:text-properties fo:color="#0066cc" style:font-name="Calibri2" fo:font-weight="bold" style:font-weight-asian="bold" style:font-weight-complex="bold"/>
    </style:style>
    <style:style style:name="T12" style:family="text">
      <style:text-properties fo:color="#0066cc" style:font-name="Calibri2" fo:font-size="15pt" fo:font-weight="normal" style:font-name-asian="Liberation Mono1" style:font-size-asian="15pt" style:font-weight-asian="normal" style:font-name-complex="Liberation Mono1" style:font-size-complex="15pt" style:font-weight-complex="normal"/>
    </style:style>
    <style:style style:name="T13" style:family="text">
      <style:text-properties fo:color="#0066cc" style:font-name="Calibri2" fo:font-size="15pt" fo:font-weight="bold" style:font-name-asian="Liberation Mono1" style:font-size-asian="15pt" style:font-weight-asian="bold" style:font-name-complex="Liberation Mono1" style:font-size-complex="15pt" style:font-weight-complex="bold"/>
    </style:style>
    <style:style style:name="T14" style:family="text">
      <style:text-properties fo:color="#0066cc" style:font-name="Liberation Mono1" fo:font-size="15pt" fo:font-weight="bold" style:font-name-asian="Liberation Mono1" style:font-size-asian="15pt" style:font-weight-asian="bold" style:font-name-complex="Liberation Mono1" style:font-size-complex="15pt" style:font-weight-complex="bold"/>
    </style:style>
    <style:style style:name="T15" style:family="text">
      <style:text-properties fo:font-variant="normal" fo:text-transform="none" fo:color="#1f497d" style:text-line-through-style="none" style:text-line-through-type="none" style:text-position="0% 100%" style:font-name="Calibri2" fo:font-size="18pt" fo:letter-spacing="normal" fo:font-style="normal" style:text-underline-style="none" fo:font-weight="normal" style:font-name-asian="MS PGothic1" style:font-size-asian="18pt" style:font-style-asian="normal" style:font-weight-asian="bold" style:font-size-complex="18pt" style:font-style-complex="normal" style:font-weight-complex="bold"/>
    </style:style>
    <style:style style:name="T16" style:family="text">
      <style:text-properties fo:font-variant="normal" fo:text-transform="none" fo:color="#1f497d" style:text-line-through-style="none" style:text-line-through-type="none" style:text-position="0% 100%" style:font-name="Calibri2" fo:font-size="28pt" fo:letter-spacing="normal" fo:font-style="normal" style:text-underline-style="none" fo:font-weight="bold" style:font-name-asian="MS PGothic1" style:font-size-asian="24pt" style:font-style-asian="normal" style:font-weight-asian="bold" style:font-size-complex="28pt" style:font-style-complex="normal" style:font-weight-complex="bold"/>
    </style:style>
    <style:style style:name="T17" style:family="text">
      <style:text-properties fo:color="#0066cc" style:font-name="Cailra1" fo:font-size="15pt" fo:font-weight="bold" style:font-name-asian="Liberation Mono1" style:font-size-asian="15pt" style:font-weight-asian="bold" style:font-name-complex="Liberation Mono1" style:font-size-complex="15pt" style:font-weight-complex="bold"/>
    </style:style>
    <style:style style:name="T18" style:family="text">
      <style:text-properties fo:color="#0066cc" style:font-name="Cailra1" fo:font-size="15pt" style:text-underline-style="none" fo:font-weight="bold" style:font-name-asian="Liberation Mono1" style:font-size-asian="15pt" style:font-weight-asian="bold" style:font-name-complex="Liberation Mono1" style:font-size-complex="15pt" style:font-weight-complex="bold"/>
    </style:style>
    <style:style style:name="T19" style:family="text">
      <style:text-properties fo:color="#0066cc" style:font-name="Calira1" fo:font-size="14pt" fo:font-weight="bold" style:font-name-asian="Liberation Mono1" style:font-size-asian="14pt" style:font-weight-asian="bold" style:font-name-complex="Liberation Mono1" style:font-size-complex="14pt" style:font-weight-complex="bold"/>
    </style:style>
    <style:style style:name="T20" style:family="text">
      <style:text-properties fo:color="#0066cc" style:font-name="Calira1" fo:font-size="13pt" fo:font-weight="bold" style:font-name-asian="Liberation Mono1" style:font-size-asian="13pt" style:font-weight-asian="bold" style:font-name-complex="Liberation Mono1" style:font-size-complex="13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493cm"/>
        <style:text-properties fo:font-family="Arial" style:font-family-generic="swiss" fo:color="#1f497d" fo:font-size="100%"/>
      </text:list-level-style-bullet>
      <text:list-level-style-bullet text:level="2" text:bullet-char="•">
        <style:list-level-properties text:space-before="1.271cm" text:min-label-width="0.493cm"/>
        <style:text-properties fo:font-family="Arial" style:font-family-generic="swiss" fo:color="#1f497d"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493cm"/>
        <style:text-properties fo:font-family="Arial" style:font-family-generic="swiss"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93cm"/>
        <style:text-properties fo:font-family="Arial" style:font-family-generic="swiss" fo:color="#1f497d" fo:font-size="100%"/>
      </text:list-level-style-bullet>
      <text:list-level-style-bullet text:level="2" text:bullet-char="•">
        <style:list-level-properties text:space-before="1.271cm" text:min-label-width="0.493cm"/>
        <style:text-properties fo:font-family="Arial" style:font-family-generic="swiss" fo:color="#1f497d"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6.692cm" svg:height="1.367cm" svg:x="6.73cm" svg:y="14.843cm" presentation:class="title" presentation:user-transformed="true">
          <draw:text-box>
            <text:p text:style-name="P1"><text:span text:style-name="T1">John Papa's Angular Style Guide</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Title_20_and_20_Content" presentation:presentation-page-layout-name="AL2T11" xml:id="id1" draw:id="id1">
        <office:forms form:automatic-focus="false" form:apply-design-mode="false"/>
        <draw:frame draw:name="Rectangle 2" presentation:style-name="pr3" draw:text-style-name="P3" draw:layer="layout" svg:width="22.767cm" svg:height="3.181cm" svg:x="2.153cm" svg:y="-1.64cm" presentation:class="title" presentation:user-transformed="true">
          <draw:text-box>
            <text:p><text:span text:style-name="T2">Content:</text:span></text:p>
          </draw:text-box>
        </draw:frame>
        <draw:custom-shape draw:name="Oval 9" draw:style-name="gr2" draw:text-style-name="P3" draw:layer="layout" svg:width="0.386cm" svg:height="0.386cm" svg:x="1.101cm" svg:y="0.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 draw:text-style-name="P3" draw:layer="layout" svg:width="0.386cm" svg:height="0.386cm" svg:x="1.101cm" svg:y="1.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 draw:text-style-name="P3" draw:layer="layout" svg:width="0.386cm" svg:height="0.386cm" svg:x="1.101cm" svg:y="0.8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5" draw:text-style-name="P5" draw:layer="layout" svg:width="27.986cm" svg:height="15.52cm" svg:x="3.651cm" svg:y="2.598cm">
          <text:list text:style-name="L2">
            <text:list-item>
              <text:p text:style-name="P4"><text:span text:style-name="T3">Single responsibility</text:span></text:p>
            </text:list-item>
            <text:list-item>
              <text:p text:style-name="P4"><text:span text:style-name="T3">IIFE</text:span></text:p>
            </text:list-item>
            <text:list-item>
              <text:p text:style-name="P4"><text:span text:style-name="T3">Modules</text:span></text:p>
            </text:list-item>
            <text:list-item>
              <text:p text:style-name="P4"><text:span text:style-name="T3">Directiv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3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4" draw:text-style-name="P6" draw:layer="layout" svg:width="16.799cm" svg:height="13.365cm" svg:x="2.1cm" svg:y="14.107cm" presentation:class="notes" presentation:placeholder="true">
            <draw:text-box/>
          </draw:frame>
        </presentation:notes>
      </draw:page>
      <draw:page draw:name="page3" draw:style-name="dp3" draw:master-page-name="Title_20_and_20_Content" presentation:presentation-page-layout-name="AL2T11" xml:id="id2" draw:id="id2">
        <office:forms form:automatic-focus="false" form:apply-design-mode="false"/>
        <draw:frame draw:name="Rectangle 2" presentation:style-name="pr3" draw:text-style-name="P3" draw:layer="layout" svg:width="22.767cm" svg:height="3.181cm" svg:x="2.153cm" svg:y="-1.64cm" presentation:class="title" presentation:user-transformed="true">
          <draw:text-box>
            <text:p><text:span text:style-name="T2">Single Responsibility</text:span></text:p>
          </draw:text-box>
        </draw:frame>
        <draw:custom-shape draw:name="Oval 9" draw:style-name="gr2" draw:text-style-name="P3" draw:layer="layout" svg:width="0.386cm" svg:height="0.386cm" svg:x="1.101cm" svg:y="0.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 draw:text-style-name="P3" draw:layer="layout" svg:width="0.386cm" svg:height="0.386cm" svg:x="1.101cm" svg:y="1.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 draw:text-style-name="P3" draw:layer="layout" svg:width="0.386cm" svg:height="0.386cm" svg:x="1.101cm" svg:y="0.8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6" draw:text-style-name="P3" draw:layer="layout" svg:width="27.986cm" svg:height="15.519cm" svg:x="3.651cm" svg:y="2.598cm">
          <text:list text:style-name="L3">
            <text:list-item>
              <text:p text:style-name="P4"><text:span text:style-name="T3">One component per file</text:span></text:p>
            </text:list-item>
          </text:list>
          <text:list text:style-name="L2">
            <text:list-item>
              <text:list>
                <text:list-item>
                  <text:p text:style-name="P4"><text:span text:style-name="T4">Easier unit testing and mocking</text:span></text:p>
                  <text:list>
                    <text:list-item>
                      <text:p text:style-name="P4"><text:span text:style-name="T4">Easier to read, maintain and avoid collisions</text:span></text:p>
                      <text:list>
                        <text:list-item>
                          <text:list>
                            <text:list-header>
                              <text:p text:style-name="P4"><text:span text:style-name="T5">Eg: Students details include the following components</text:span></text:p>
                              <text:list>
                                <text:list-item>
                                  <text:list>
                                    <text:list-item>
                                      <text:list>
                                        <text:list-item>
                                          <text:list>
                                            <text:list-item>
                                              <text:p text:style-name="P4"><text:span text:style-name="T5">Personal </text:span></text:p>
                                            </text:list-item>
                                            <text:list-item>
                                              <text:p text:style-name="P4"><text:span text:style-name="T5">Marks </text:span></text:p>
                                            </text:list-item>
                                            <text:list-item>
                                              <text:p text:style-name="P4"><text:span text:style-name="T5">Attendence </text:span></text:p>
                                            </text:list-item>
                                            <text:list-item>
                                              <text:p text:style-name="P4"><text:span text:style-name="T5">Performance</text:span><text:span text:style-name="T6"> </text:span></text:p>
                                            </text:list-item>
                                          </text:list>
                                        </text:list-item>
                                      </text:list>
                                    </text:list-item>
                                  </text:list>
                                </text:list-item>
                              </text:list>
                            </text:list-header>
                          </text:list>
                        </text:list-item>
                      </text:list>
                    </text:list-item>
                  </text:list>
                </text:list-item>
              </text:list>
            </text:list-item>
          </text:list>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3s" smil:type="fade" smil:subtype="crossf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3" draw:master-page-name="Title_20_and_20_Content" presentation:presentation-page-layout-name="AL2T11" xml:id="id3" draw:id="id3">
        <office:forms form:automatic-focus="false" form:apply-design-mode="false"/>
        <draw:frame presentation:style-name="pr5" draw:text-style-name="P7" draw:layer="layout" svg:width="27.724cm" svg:height="0.907cm" svg:x="0.968cm" svg:y="1.257cm" presentation:class="title" presentation:user-transformed="true">
          <draw:text-box>
            <text:p><text:span text:style-name="T7">Example with code:</text:span></text:p>
          </draw:text-box>
        </draw:frame>
        <draw:frame draw:name="Object 1" draw:style-name="gr7" draw:layer="layout" svg:width="30.479cm" svg:height="2.829cm" svg:x="-1cm" svg:y="2.571cm" presentation:class="object" presentation:user-transformed="true">
          <text:p/>
          <draw:object xlink:href="./Object 1" xlink:type="simple" xlink:show="embed" xlink:actuate="onLoad"/>
          <draw:image xlink:href="./ObjectReplacements/Object 1" xlink:type="simple" xlink:show="embed" xlink:actuate="onLoad"/>
        </draw:frame>
        <draw:frame draw:style-name="gr8" draw:text-style-name="P9" draw:layer="layout" svg:width="19.183cm" svg:height="3.807cm" svg:x="2.217cm" svg:y="2.4cm">
          <draw:text-box>
            <text:p text:style-name="P8"><text:span text:style-name="T8">// app.module.js</text:span></text:p>
            <text:p text:style-name="P8"><text:span text:style-name="T9"/></text:p>
            <text:p text:style-name="P8"><text:span text:style-name="T10">angular</text:span></text:p>
            <text:p text:style-name="P8"><text:span text:style-name="T10"><text:s text:c="4"/></text:span><text:span text:style-name="T10">.module('app', ['ngRoute']);</text:span></text:p>
            <text:p text:style-name="P8"><text:span text:style-name="T11"/></text:p>
          </draw:text-box>
        </draw:frame>
        <draw:frame draw:style-name="gr9" draw:text-style-name="P12" draw:layer="layout" svg:width="19.177cm" svg:height="5.196cm" svg:x="2.423cm" svg:y="6.207cm">
          <draw:text-box>
            <text:p text:style-name="P8"><text:span text:style-name="T12">// some.controller.js</text:span></text:p>
            <text:p text:style-name="P10"><text:span text:style-name="T13">angular</text:span></text:p>
            <text:p text:style-name="P11"><text:span text:style-name="T13"><text:s text:c="4"/></text:span><text:span text:style-name="T13">.module('app')</text:span></text:p>
            <text:p text:style-name="P8"><text:span text:style-name="T13"><text:s text:c="4"/></text:span><text:span text:style-name="T13">.controller('SomeController', SomeController);</text:span></text:p>
            <text:p text:style-name="P11"><text:span text:style-name="T13">function SomeController() { }</text:span></text:p>
            <text:p text:style-name="P11"><text:span text:style-name="T14"/></text:p>
          </draw:text-box>
        </draw:frame>
        <draw:frame draw:style-name="gr10" draw:text-style-name="P9" draw:layer="layout" svg:width="23.12cm" svg:height="4.589cm" svg:x="2.48cm" svg:y="12.09cm">
          <draw:text-box>
            <text:p text:style-name="P8"><text:span text:style-name="T12">// someFactory.js</text:span></text:p>
            <text:p text:style-name="P10"><text:span text:style-name="T13">angular</text:span></text:p>
            <text:p text:style-name="P8"><text:span text:style-name="T13"><text:s text:c="4"/></text:span><text:span text:style-name="T13">.module('app')</text:span></text:p>
            <text:p text:style-name="P10"><text:span text:style-name="T13"><text:s text:c="4"/></text:span><text:span text:style-name="T13">.factory('someFactory', someFactory);</text:span></text:p>
            <text:p text:style-name="P8"><text:span text:style-name="T13">function someFactory() { }</text:span></text:p>
          </draw:text-box>
        </draw:frame>
        <anim:par presentation:node-type="timing-root">
          <anim:par smil:begin="id3.begin">
            <anim:transitionFilter smil:dur="3s" smil:type="fade" smil:subtype="crossfade"/>
          </anim:par>
          <anim:seq smil:dur="0s" presentation:node-type="main-sequence"/>
        </anim:par>
        <presentation:notes draw:style-name="dp2">
          <draw:page-thumbnail draw:style-name="gr1" draw:layer="layout" svg:width="19.798cm" svg:height="11.136cm" svg:x="0.6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3" draw:master-page-name="Title_20_and_20_Content" presentation:presentation-page-layout-name="AL2T11" xml:id="id4" draw:id="id4">
        <office:forms form:automatic-focus="false" form:apply-design-mode="false"/>
        <draw:frame draw:name="Rectangle 2" presentation:style-name="pr3" draw:text-style-name="P3" draw:layer="layout" svg:width="22.767cm" svg:height="3.181cm" svg:x="2.153cm" svg:y="-1.64cm" presentation:class="title" presentation:user-transformed="true">
          <draw:text-box>
            <text:p><text:span text:style-name="T2">IIFE</text:span></text:p>
          </draw:text-box>
        </draw:frame>
        <draw:custom-shape draw:name="Oval 9" draw:style-name="gr2" draw:text-style-name="P3" draw:layer="layout" svg:width="0.386cm" svg:height="0.386cm" svg:x="1.101cm" svg:y="0.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 draw:text-style-name="P3" draw:layer="layout" svg:width="0.386cm" svg:height="0.386cm" svg:x="1.101cm" svg:y="1.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 draw:text-style-name="P3" draw:layer="layout" svg:width="0.386cm" svg:height="0.386cm" svg:x="1.101cm" svg:y="0.8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11" draw:text-style-name="P5" draw:layer="layout" svg:width="27.986cm" svg:height="16.93cm" svg:x="3.651cm" svg:y="2.598cm">
          <text:list text:style-name="L3">
            <text:list-item>
              <text:p text:style-name="P4"><text:span text:style-name="T3">Wrap angular components in an IIFE</text:span></text:p>
            </text:list-item>
          </text:list>
          <text:list text:style-name="L2">
            <text:list-item>
              <text:list>
                <text:list-item>
                  <text:p text:style-name="P4"><text:span text:style-name="T4">Removes variables from the global scope</text:span></text:p>
                  <text:list>
                    <text:list-item>
                      <text:p text:style-name="P4"><text:span text:style-name="T4">Avoid variable collision</text:span></text:p>
                      <text:p text:style-name="P4"><text:span text:style-name="T5">Synatax:</text:span></text:p>
                      <text:list>
                        <text:list-item>
                          <text:list>
                            <text:list-item>
                              <text:list>
                                <text:list-item>
                                  <text:list>
                                    <text:list-item>
                                      <text:list>
                                        <text:list-header>
                                          <text:p text:style-name="P4"><text:span text:style-name="T5">(function(){</text:span></text:p>
                                          <text:list>
                                            <text:list-item>
                                              <text:list>
                                                <text:list-header>
                                                  <text:p text:style-name="P4"><text:span text:style-name="T5">//code</text:span></text:p>
                                                  <text:p text:style-name="P4"><text:span text:style-name="T5">})();</text:span></text:p>
                                                </text:list-header>
                                              </text:list>
                                            </text:list-item>
                                          </text:list>
                                        </text:list-header>
                                      </text:list>
                                    </text:list-item>
                                  </text:list>
                                </text:list-item>
                              </text:list>
                            </text:list-item>
                          </text:list>
                        </text:list-item>
                      </text:list>
                      <text:p text:style-name="P4"><text:span text:style-name="T15"/></text:p>
                      <text:list>
                        <text:list-item>
                          <text:list>
                            <text:list-header>
                              <text:p text:style-name="P4"><text:span text:style-name="T6"><text:s/></text:span></text:p>
                            </text:list-header>
                          </text:list>
                        </text:list-item>
                      </text:list>
                    </text:list-item>
                  </text:list>
                </text:list-item>
              </text:list>
            </text:list-item>
          </text:list>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3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6" draw:layer="layout" svg:width="16.799cm" svg:height="13.365cm" svg:x="2.1cm" svg:y="14.107cm" presentation:class="notes">
            <draw:text-box>
              <text:p text:style-name="P6">The primary reason to use an IIFE is to obtain data privacy. Because JavaScript's var scopes variables to their containing function, any variables declared within the IIFE cannot be accessed by the outside world.</text:p>
            </draw:text-box>
          </draw:frame>
        </presentation:notes>
      </draw:page>
      <draw:page draw:name="page6" draw:style-name="dp3" draw:master-page-name="Title_20_and_20_Content" presentation:presentation-page-layout-name="AL2T11" xml:id="id5" draw:id="id5">
        <office:forms form:automatic-focus="false" form:apply-design-mode="false"/>
        <draw:frame draw:name="Rectangle 2" presentation:style-name="pr3" draw:text-style-name="P3" draw:layer="layout" svg:width="22.767cm" svg:height="3.181cm" svg:x="2.153cm" svg:y="-1.64cm" presentation:class="title" presentation:user-transformed="true">
          <draw:text-box>
            <text:p><text:span text:style-name="T2">Modules</text:span></text:p>
          </draw:text-box>
        </draw:frame>
        <draw:custom-shape draw:name="Oval 9" draw:style-name="gr2" draw:text-style-name="P3" draw:layer="layout" svg:width="0.386cm" svg:height="0.386cm" svg:x="1.101cm" svg:y="0.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 draw:text-style-name="P3" draw:layer="layout" svg:width="0.386cm" svg:height="0.386cm" svg:x="1.101cm" svg:y="1.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 draw:text-style-name="P3" draw:layer="layout" svg:width="0.386cm" svg:height="0.386cm" svg:x="1.101cm" svg:y="0.8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12" draw:text-style-name="P5" draw:layer="layout" svg:width="27.986cm" svg:height="16.931cm" svg:x="3.651cm" svg:y="2.598cm">
          <text:list text:style-name="L3">
            <text:list-header>
              <text:p text:style-name="P4"><text:span text:style-name="T3"/></text:p>
            </text:list-header>
            <text:list-item>
              <text:p text:style-name="P4"><text:span text:style-name="T3">Use unique naming conventions</text:span></text:p>
            </text:list-item>
          </text:list>
          <text:list text:style-name="L2">
            <text:list-item>
              <text:list>
                <text:list-item>
                  <text:p text:style-name="P4"><text:span text:style-name="T4">Avoids module name collisions</text:span></text:p>
                </text:list-item>
                <text:list-item>
                  <text:p text:style-name="P4"><text:span text:style-name="T4">Separators- Defines modules and their sub-modules hierarchy </text:span></text:p>
                  <text:list>
                    <text:list-header>
                      <text:p text:style-name="P4"><text:span text:style-name="T5">Eg: <text:s/>'app'- the root module with 'app.dashboard' and 'app.users' may be modules that are used as dependecies of 'app'.</text:span></text:p>
                      <text:list>
                        <text:list-item>
                          <text:list>
                            <text:list-item>
                              <text:list>
                                <text:list-item>
                                  <text:list>
                                    <text:list-item>
                                      <text:list>
                                        <text:list-header>
                                          <text:p text:style-name="P4"><text:span text:style-name="T6"/></text:p>
                                        </text:list-header>
                                      </text:list>
                                    </text:list-item>
                                  </text:list>
                                </text:list-item>
                              </text:list>
                            </text:list-item>
                          </text:list>
                        </text:list-item>
                      </text:list>
                    </text:list-header>
                  </text:list>
                </text:list-item>
              </text:list>
            </text:list-item>
          </text:list>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3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4" draw:text-style-name="P6" draw:layer="layout" svg:width="16.799cm" svg:height="13.365cm" svg:x="2.1cm" svg:y="14.107cm" presentation:class="notes" presentation:placeholder="true">
            <draw:text-box/>
          </draw:frame>
        </presentation:notes>
      </draw:page>
      <draw:page draw:name="page7" draw:style-name="dp3" draw:master-page-name="Title_20_and_20_Content" presentation:presentation-page-layout-name="AL2T11" xml:id="id6" draw:id="id6">
        <office:forms form:automatic-focus="false" form:apply-design-mode="false"/>
        <draw:frame draw:name="Rectangle 2" presentation:style-name="pr3" draw:text-style-name="P3" draw:layer="layout" svg:width="22.767cm" svg:height="3.181cm" svg:x="2.153cm" svg:y="-1.64cm" presentation:class="title" presentation:user-transformed="true">
          <draw:text-box>
            <text:p><text:span text:style-name="T2">Modules</text:span></text:p>
          </draw:text-box>
        </draw:frame>
        <draw:custom-shape draw:name="Oval 9" draw:style-name="gr2" draw:text-style-name="P3" draw:layer="layout" svg:width="0.386cm" svg:height="0.386cm" svg:x="1.101cm" svg:y="0.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 draw:text-style-name="P3" draw:layer="layout" svg:width="0.386cm" svg:height="0.386cm" svg:x="1.101cm" svg:y="1.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 draw:text-style-name="P3" draw:layer="layout" svg:width="0.386cm" svg:height="0.386cm" svg:x="1.101cm" svg:y="0.8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13" draw:text-style-name="P5" draw:layer="layout" svg:width="30.2cm" svg:height="16.932cm" svg:x="3.4cm" svg:y="2.598cm">
          <text:list text:style-name="L3">
            <text:list-item>
              <text:p text:style-name="P4"><text:span text:style-name="T16">Declare modules without a variable and then chaining</text:span></text:p>
            </text:list-item>
          </text:list>
          <text:list text:style-name="L2">
            <text:list-item>
              <text:list>
                <text:list-item>
                  <text:p text:style-name="P4"><text:span text:style-name="T4">With 1 component per file, this can be avoided</text:span></text:p>
                </text:list-item>
                <text:list-item>
                  <text:p text:style-name="P4"><text:span text:style-name="T4">Readable code and avoids variable collisions </text:span></text:p>
                  <text:list>
                    <text:list-header>
                      <text:p text:style-name="P4"><text:span text:style-name="T5">Eg: <text:s/></text:span></text:p>
                      <text:list>
                        <text:list-item>
                          <text:list>
                            <text:list-item>
                              <text:list>
                                <text:list-item>
                                  <text:list>
                                    <text:list-item>
                                      <text:list>
                                        <text:list-header>
                                          <text:p text:style-name="P4"><text:span text:style-name="T6"/></text:p>
                                        </text:list-header>
                                      </text:list>
                                    </text:list-item>
                                  </text:list>
                                </text:list-item>
                              </text:list>
                            </text:list-item>
                          </text:list>
                        </text:list-item>
                      </text:list>
                    </text:list-header>
                  </text:list>
                </text:list-item>
              </text:list>
            </text:list-item>
          </text:list>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4" draw:layer="layout" svg:width="21.4cm" svg:height="4.46cm" svg:x="7cm" svg:y="11.74cm">
          <draw:text-box>
            <text:p text:style-name="P13"><text:span text:style-name="T17">angular</text:span></text:p>
            <text:p text:style-name="P13"><text:span text:style-name="T17"><text:s text:c="4"/></text:span><text:span text:style-name="T17">.module('app')</text:span></text:p>
            <text:p text:style-name="P13"><text:span text:style-name="T17"><text:s text:c="4"/></text:span><text:span text:style-name="T17">.controller('SomeController', SomeController);</text:span></text:p>
            <text:p text:style-name="P13"><text:span text:style-name="T17">function SomeController() { }</text:span></text:p>
          </draw:text-box>
        </draw:frame>
        <anim:par presentation:node-type="timing-root">
          <anim:par smil:begin="id6.begin">
            <anim:transitionFilter smil:dur="3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text-style-name="P6" draw:layer="layout" svg:width="16.799cm" svg:height="13.365cm" svg:x="2.1cm" svg:y="14.107cm" presentation:class="notes" presentation:placeholder="true">
            <draw:text-box/>
          </draw:frame>
        </presentation:notes>
      </draw:page>
      <draw:page draw:name="page8" draw:style-name="dp3" draw:master-page-name="Title_20_and_20_Content" presentation:presentation-page-layout-name="AL2T11" xml:id="id7" draw:id="id7">
        <office:forms form:automatic-focus="false" form:apply-design-mode="false"/>
        <draw:frame draw:name="Rectangle 2" presentation:style-name="pr3" draw:text-style-name="P3" draw:layer="layout" svg:width="22.767cm" svg:height="3.181cm" svg:x="2.153cm" svg:y="-1.64cm" presentation:class="title" presentation:user-transformed="true">
          <draw:text-box>
            <text:p><text:span text:style-name="T2">Modules</text:span></text:p>
          </draw:text-box>
        </draw:frame>
        <draw:custom-shape draw:name="Oval 9" draw:style-name="gr2" draw:text-style-name="P3" draw:layer="layout" svg:width="0.386cm" svg:height="0.386cm" svg:x="1.101cm" svg:y="0.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 draw:text-style-name="P3" draw:layer="layout" svg:width="0.386cm" svg:height="0.386cm" svg:x="1.101cm" svg:y="1.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 draw:text-style-name="P3" draw:layer="layout" svg:width="0.386cm" svg:height="0.386cm" svg:x="1.101cm" svg:y="0.8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15" draw:text-style-name="P5" draw:layer="layout" svg:width="27.986cm" svg:height="16.932cm" svg:x="3.651cm" svg:y="2.598cm">
          <text:list text:style-name="L3">
            <text:list-item>
              <text:p text:style-name="P4"><text:span text:style-name="T16">Use named function instead of passing an anonymous function</text:span></text:p>
            </text:list-item>
          </text:list>
          <text:list text:style-name="L2">
            <text:list-item>
              <text:list>
                <text:list-item>
                  <text:p text:style-name="P4"><text:span text:style-name="T4">Readable code and easy to debug</text:span></text:p>
                  <text:list>
                    <text:list-header>
                      <text:p text:style-name="P4"><text:span text:style-name="T5"/></text:p>
                    </text:list-header>
                    <text:list-item>
                      <text:p text:style-name="P4"><text:span text:style-name="T5">Eg: <text:s/></text:span></text:p>
                      <text:list>
                        <text:list-item>
                          <text:list>
                            <text:list-item>
                              <text:list>
                                <text:list-item>
                                  <text:list>
                                    <text:list-item>
                                      <text:list>
                                        <text:list-header>
                                          <text:p text:style-name="P4"><text:span text:style-name="T6"/></text:p>
                                        </text:list-header>
                                      </text:list>
                                    </text:list-item>
                                  </text:list>
                                </text:list-item>
                              </text:list>
                            </text:list-item>
                          </text:list>
                        </text:list-item>
                      </text:list>
                    </text:list-item>
                  </text:list>
                </text:list-item>
              </text:list>
            </text:list-item>
          </text:list>
          <text:p text:style-name="P4"><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6" draw:layer="layout" svg:width="21.4cm" svg:height="4.46cm" svg:x="7.4cm" svg:y="10.54cm">
          <draw:text-box>
            <text:p text:style-name="P13"><text:span text:style-name="T18">angular</text:span></text:p>
            <text:p text:style-name="P13"><text:span text:style-name="T18"><text:s text:c="4"/></text:span><text:span text:style-name="T18">.module('app')</text:span></text:p>
            <text:p text:style-name="P10"><text:span text:style-name="T18"><text:s text:c="4"/></text:span><text:span text:style-name="T18">.controller('DashboardController', DashboardController);</text:span></text:p>
            <text:p text:style-name="P15"><text:span text:style-name="T18">function DashboardController() { }</text:span></text:p>
          </draw:text-box>
        </draw:frame>
        <anim:par presentation:node-type="timing-root">
          <anim:par smil:begin="id7.begin">
            <anim:transitionFilter smil:dur="3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4" draw:text-style-name="P6" draw:layer="layout" svg:width="16.799cm" svg:height="13.365cm" svg:x="2.1cm" svg:y="14.107cm" presentation:class="notes" presentation:placeholder="true">
            <draw:text-box/>
          </draw:frame>
        </presentation:notes>
      </draw:page>
      <draw:page draw:name="page9" draw:style-name="dp3" draw:master-page-name="Title_20_and_20_Content" presentation:presentation-page-layout-name="AL2T11" xml:id="id8" draw:id="id8">
        <office:forms form:automatic-focus="false" form:apply-design-mode="false"/>
        <draw:frame draw:name="Rectangle 2" presentation:style-name="pr3" draw:text-style-name="P3" draw:layer="layout" svg:width="22.767cm" svg:height="3.181cm" svg:x="2.153cm" svg:y="-1.64cm" presentation:class="title" presentation:user-transformed="true">
          <draw:text-box>
            <text:p><text:span text:style-name="T2">Directives</text:span></text:p>
          </draw:text-box>
        </draw:frame>
        <draw:custom-shape draw:name="Oval 9" draw:style-name="gr2" draw:text-style-name="P3" draw:layer="layout" svg:width="0.386cm" svg:height="0.386cm" svg:x="1.101cm" svg:y="0.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 draw:text-style-name="P3" draw:layer="layout" svg:width="0.386cm" svg:height="0.386cm" svg:x="1.101cm" svg:y="1.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 draw:text-style-name="P3" draw:layer="layout" svg:width="0.386cm" svg:height="0.386cm" svg:x="1.101cm" svg:y="0.8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16" draw:text-style-name="P5" draw:layer="layout" svg:width="27.986cm" svg:height="16.93cm" svg:x="3.2cm" svg:y="2.47cm">
          <text:list text:style-name="L3">
            <text:list-item>
              <text:p text:style-name="P4"><text:span text:style-name="T3">Create 1 directive per file</text:span></text:p>
            </text:list-item>
          </text:list>
          <text:list text:style-name="L2">
            <text:list-item>
              <text:list>
                <text:list-item>
                  <text:p text:style-name="P4"><text:span text:style-name="T4">Easy to maintain and understand</text:span></text:p>
                  <text:list>
                    <text:list-item>
                      <text:p text:style-name="P4"><text:span text:style-name="T5">Eg: <text:s text:c="65"/>calender-range.directive.js </text:span></text:p>
                      <text:p text:style-name="P4"><text:span text:style-name="T15"/></text:p>
                    </text:list-item>
                  </text:list>
                </text:list-item>
              </text:list>
            </text:list-item>
          </text:list>
          <text:list text:style-name="L1">
            <text:list-item>
              <text:list>
                <text:list-item>
                  <text:list>
                    <text:list-item>
                      <text:list>
                        <text:list-item>
                          <text:list>
                            <text:list-header>
                              <text:p text:style-name="P4"><text:span text:style-name="T6"><text:s text:c="75"/></text:span></text:p>
                              <text:p text:style-name="P4"><text:span text:style-name="T6"><text:s text:c="74"/></text:span><text:span text:style-name="T5">customer-info.directive.js</text:span></text:p>
                            </text:list-header>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17" draw:layer="layout" svg:width="18.027cm" svg:height="4.551cm" svg:x="7.373cm" svg:y="6.2cm">
          <draw:text-box>
            <text:p text:style-name="P11"><text:span text:style-name="T19">angular</text:span></text:p>
            <text:p text:style-name="P11"><text:span text:style-name="T19"><text:s text:c="4"/></text:span><text:span text:style-name="T19">.module('sales.order')</text:span></text:p>
            <text:p text:style-name="P11"><text:span text:style-name="T19"><text:s text:c="4"/></text:span><text:span text:style-name="T19">.directive('acmeOrderCalendarRange', orderCalendarRange);</text:span></text:p>
            <text:p text:style-name="P11"><text:span text:style-name="T19">function orderCalendarRange() {</text:span></text:p>
            <text:p text:style-name="P11"><text:span text:style-name="T19">}</text:span></text:p>
          </draw:text-box>
        </draw:frame>
        <draw:frame draw:style-name="gr18" draw:text-style-name="P18" draw:layer="layout" svg:width="21.4cm" svg:height="5.266cm" svg:x="7.6cm" svg:y="11.4cm">
          <draw:text-box>
            <text:p text:style-name="P10"><text:span text:style-name="T19">angular</text:span></text:p>
            <text:p text:style-name="P10"><text:span text:style-name="T19"><text:s text:c="4"/></text:span><text:span text:style-name="T19">.module('sales.widgets')</text:span></text:p>
            <text:p text:style-name="P10"><text:span text:style-name="T19"><text:s text:c="4"/></text:span><text:span text:style-name="T19">.directive('acmeSalesCustomerInfo', salesCustomerInfo);</text:span></text:p>
            <text:p text:style-name="P10"><text:span text:style-name="T19">function salesCustomerInfo() {</text:span></text:p>
            <text:p text:style-name="P10"><text:span text:style-name="T19"><text:s text:c="4"/></text:span><text:span text:style-name="T19">/* implementation details */</text:span></text:p>
            <text:p text:style-name="P10"><text:span text:style-name="T19">}</text:span></text:p>
          </draw:text-box>
        </draw:frame>
        <draw:frame draw:style-name="gr19" draw:text-style-name="P19" draw:layer="layout" svg:width="2.777cm" svg:height="0.66cm" svg:x="17.023cm" svg:y="6.6cm">
          <draw:image xlink:href="Pictures/100003C100000AD90000029CCF6EA62D.svg" xlink:type="simple" xlink:show="embed" xlink:actuate="onLoad">
            <text:p/>
          </draw:image>
          <draw:image xlink:href="Pictures/100002010000006900000019FB83E2BB.png" xlink:type="simple" xlink:show="embed" xlink:actuate="onLoad"/>
        </draw:frame>
        <draw:frame draw:style-name="gr19" draw:text-style-name="P19" draw:layer="layout" svg:width="2.777cm" svg:height="0.66cm" svg:x="17.423cm" svg:y="11.34cm">
          <draw:image xlink:href="Pictures/100003C100000AD90000029CCF6EA62D.svg" xlink:type="simple" xlink:show="embed" xlink:actuate="onLoad">
            <text:p/>
          </draw:image>
          <draw:image xlink:href="Pictures/100002010000006900000019FB83E2BB.png" xlink:type="simple" xlink:show="embed" xlink:actuate="onLoad"/>
        </draw:frame>
        <anim:par presentation:node-type="timing-root">
          <anim:par smil:begin="id8.begin">
            <anim:transitionFilter smil:dur="3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4" draw:text-style-name="P6" draw:layer="layout" svg:width="16.799cm" svg:height="13.365cm" svg:x="2.1cm" svg:y="14.107cm" presentation:class="notes" presentation:placeholder="true">
            <draw:text-box/>
          </draw:frame>
        </presentation:notes>
      </draw:page>
      <draw:page draw:name="page10" draw:style-name="dp3" draw:master-page-name="Title_20_and_20_Content" presentation:presentation-page-layout-name="AL2T11" xml:id="id9" draw:id="id9">
        <office:forms form:automatic-focus="false" form:apply-design-mode="false"/>
        <draw:frame draw:name="Rectangle 2" presentation:style-name="pr3" draw:text-style-name="P3" draw:layer="layout" svg:width="22.767cm" svg:height="3.181cm" svg:x="2.153cm" svg:y="-1.64cm" presentation:class="title" presentation:user-transformed="true">
          <draw:text-box>
            <text:p><text:span text:style-name="T2">Directives</text:span></text:p>
          </draw:text-box>
        </draw:frame>
        <draw:custom-shape draw:name="Oval 9" draw:style-name="gr2" draw:text-style-name="P3" draw:layer="layout" svg:width="0.386cm" svg:height="0.386cm" svg:x="1.101cm" svg:y="0.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 draw:text-style-name="P3" draw:layer="layout" svg:width="0.386cm" svg:height="0.386cm" svg:x="1.101cm" svg:y="1.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 draw:text-style-name="P3" draw:layer="layout" svg:width="0.386cm" svg:height="0.386cm" svg:x="1.101cm" svg:y="0.8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20" draw:text-style-name="P5" draw:layer="layout" svg:width="27.986cm" svg:height="16.93cm" svg:x="3.2cm" svg:y="2.47cm">
          <text:list text:style-name="L3">
            <text:list-item>
              <text:p text:style-name="P4"><text:span text:style-name="T3">Restrict to Elements and Attributes</text:span></text:p>
            </text:list-item>
          </text:list>
          <text:list text:style-name="L2">
            <text:list-item>
              <text:list>
                <text:list-item>
                  <text:p text:style-name="P4"><text:span text:style-name="T4">allow restrict E <text:s/>and optionally restrict A</text:span></text:p>
                  <text:list>
                    <text:list-header>
                      <text:p text:style-name="P4"><text:span text:style-name="T5">Eg: <text:s text:c="65"/></text:span></text:p>
                      <text:p text:style-name="P4"><text:span text:style-name="T15"/></text:p>
                    </text:list-header>
                  </text:list>
                </text:list-item>
              </text:list>
            </text:list-item>
          </text:list>
          <text:list text:style-name="L1">
            <text:list-item>
              <text:list>
                <text:list-item>
                  <text:list>
                    <text:list-item>
                      <text:list>
                        <text:list-item>
                          <text:list>
                            <text:list-header>
                              <text:p text:style-name="P4"><text:span text:style-name="T6"><text:s text:c="75"/></text:span></text:p>
                              <text:p text:style-name="P4"><text:span text:style-name="T6"><text:s text:c="74"/></text:span></text:p>
                            </text:list-header>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8" draw:layer="layout" svg:width="21.4cm" svg:height="8.814cm" svg:x="7.028cm" svg:y="7.302cm">
          <draw:text-box>
            <text:p text:style-name="P10"><text:span text:style-name="T19"><text:s text:c="4"/></text:span><text:span text:style-name="T19">.directive('myCalendarRange', myCalendarRange);</text:span></text:p>
            <text:p text:style-name="P10"><text:span text:style-name="T19">function myCalendarRange() {</text:span></text:p>
            <text:p text:style-name="P10"><text:span text:style-name="T19"><text:s text:c="4"/></text:span><text:span text:style-name="T19">var directive = {</text:span></text:p>
            <text:p text:style-name="P10"><text:span text:style-name="T19"><text:s text:c="8"/></text:span><text:span text:style-name="T19">link: link,</text:span></text:p>
            <text:p text:style-name="P10"><text:span text:style-name="T19"><text:s text:c="8"/></text:span><text:span text:style-name="T19">templateUrl: '/template/is/located/here.html',</text:span></text:p>
            <text:p text:style-name="P10"><text:span text:style-name="T19"><text:s text:c="8"/></text:span><text:span text:style-name="T19">restrict: 'EA'</text:span></text:p>
            <text:p text:style-name="P10"><text:span text:style-name="T19"><text:s text:c="4"/></text:span><text:span text:style-name="T19">};</text:span></text:p>
            <text:p text:style-name="P10"><text:span text:style-name="T19"><text:s text:c="4"/></text:span><text:span text:style-name="T19">return directive;</text:span></text:p>
            <text:p text:style-name="P10"><text:span text:style-name="T19"><text:s/></text:span><text:span text:style-name="T19">function link(scope, element, attrs) { <text:s text:c="3"/>}</text:span></text:p>
            <text:p text:style-name="P10"><text:span text:style-name="T19">}</text:span></text:p>
          </draw:text-box>
        </draw:frame>
        <anim:par presentation:node-type="timing-root">
          <anim:par smil:begin="id9.begin">
            <anim:transitionFilter smil:dur="3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4" draw:text-style-name="P6" draw:layer="layout" svg:width="16.799cm" svg:height="13.365cm" svg:x="2.1cm" svg:y="14.107cm" presentation:class="notes" presentation:placeholder="true">
            <draw:text-box/>
          </draw:frame>
        </presentation:notes>
      </draw:page>
      <draw:page draw:name="page11" draw:style-name="dp3" draw:master-page-name="Title_20_and_20_Content" presentation:presentation-page-layout-name="AL2T11" xml:id="id10" draw:id="id10">
        <office:forms form:automatic-focus="false" form:apply-design-mode="false"/>
        <draw:frame draw:name="Rectangle 2" presentation:style-name="pr3" draw:text-style-name="P3" draw:layer="layout" svg:width="22.767cm" svg:height="3.181cm" svg:x="2.153cm" svg:y="-1.64cm" presentation:class="title" presentation:user-transformed="true">
          <draw:text-box>
            <text:p><text:span text:style-name="T2">Directives</text:span></text:p>
          </draw:text-box>
        </draw:frame>
        <draw:custom-shape draw:name="Oval 9" draw:style-name="gr2" draw:text-style-name="P3" draw:layer="layout" svg:width="0.386cm" svg:height="0.386cm" svg:x="1.101cm" svg:y="0.2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 draw:text-style-name="P3" draw:layer="layout" svg:width="0.386cm" svg:height="0.386cm" svg:x="1.101cm" svg:y="1.4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4" draw:text-style-name="P3" draw:layer="layout" svg:width="0.386cm" svg:height="0.386cm" svg:x="1.101cm" svg:y="0.8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21" draw:text-style-name="P5" draw:layer="layout" svg:width="27.986cm" svg:height="16.931cm" svg:x="3.2cm" svg:y="2.47cm">
          <text:list text:style-name="L3">
            <text:list-item>
              <text:p text:style-name="P4"><text:span text:style-name="T3">Directives and ControllerAs</text:span></text:p>
            </text:list-item>
          </text:list>
          <text:list text:style-name="L2">
            <text:list-item>
              <text:list>
                <text:list-item>
                  <text:p text:style-name="P4"><text:span text:style-name="T4">Using 'controller as' to be consistent </text:span></text:p>
                </text:list-item>
              </text:list>
            </text:list-item>
          </text:list>
          <text:list text:style-name="L5">
            <text:list-item>
              <text:list>
                <text:list-item>
                  <text:p text:style-name="P4"><text:span text:style-name="T4">Use 'bindToController = true' when using 'controller as' syntax with a directive to bind outer scope to the directive's controller scope.</text:span></text:p>
                  <text:p text:style-name="P4"><text:span text:style-name="T5">Eg: </text:span></text:p>
                </text:list-item>
              </text:list>
            </text:list-item>
          </text:list>
          <text:list text:style-name="L2">
            <text:list-item>
              <text:list>
                <text:list-item>
                  <text:list>
                    <text:list-header>
                      <text:p text:style-name="P4"><text:span text:style-name="T5"><text:s text:c="66"/></text:span></text:p>
                      <text:p text:style-name="P4"><text:span text:style-name="T15"/></text:p>
                    </text:list-header>
                  </text:list>
                </text:list-item>
              </text:list>
            </text:list-item>
          </text:list>
          <text:list text:style-name="L1">
            <text:list-item>
              <text:list>
                <text:list-item>
                  <text:list>
                    <text:list-item>
                      <text:list>
                        <text:list-item>
                          <text:list>
                            <text:list-header>
                              <text:p text:style-name="P4"><text:span text:style-name="T6"><text:s text:c="75"/></text:span></text:p>
                              <text:p text:style-name="P4"><text:span text:style-name="T6"><text:s text:c="74"/></text:span></text:p>
                            </text:list-header>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1" draw:layer="layout" svg:width="21.6cm" svg:height="6.549cm" svg:x="6.8cm" svg:y="10.811cm">
          <draw:text-box>
            <text:p text:style-name="P20"><text:span text:style-name="T20">var directive = {</text:span></text:p>
            <text:p text:style-name="P20"><text:span text:style-name="T20"><text:s text:c="8"/></text:span><text:span text:style-name="T20">restrict: 'EA',</text:span></text:p>
            <text:p text:style-name="P20"><text:span text:style-name="T20"><text:s text:c="8"/></text:span><text:span text:style-name="T20">templateUrl: 'app/feature/example.directive.html',</text:span></text:p>
            <text:p text:style-name="P20"><text:span text:style-name="T20"><text:s text:c="8"/></text:span><text:span text:style-name="T20">scope: {</text:span></text:p>
            <text:p text:style-name="P20"><text:span text:style-name="T20"><text:s text:c="12"/></text:span><text:span text:style-name="T20">max: '='</text:span></text:p>
            <text:p text:style-name="P20"><text:span text:style-name="T20"><text:s text:c="8"/></text:span><text:span text:style-name="T20">},</text:span></text:p>
            <text:p text:style-name="P20"><text:span text:style-name="T20"><text:s text:c="8"/></text:span><text:span text:style-name="T20">controller: ExampleController,</text:span></text:p>
            <text:p text:style-name="P20"><text:span text:style-name="T20"><text:s text:c="8"/></text:span><text:span text:style-name="T20">controllerAs: 'vm',</text:span></text:p>
            <text:p text:style-name="P20"><text:span text:style-name="T20"><text:s text:c="8"/></text:span><text:span text:style-name="T20">bindToController: true</text:span></text:p>
            <text:p text:style-name="P20"><text:span text:style-name="T20"><text:s text:c="4"/></text:span><text:span text:style-name="T20">};</text:span></text:p>
          </draw:text-box>
        </draw:frame>
        <anim:par presentation:node-type="timing-root">
          <anim:par smil:begin="id10.begin">
            <anim:transitionFilter smil:dur="3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4" draw:text-style-name="P6" draw:layer="layout" svg:width="16.799cm" svg:height="13.365cm" svg:x="2.1cm" svg:y="14.107cm" presentation:class="notes" presentation:placeholder="true">
            <draw:text-box/>
          </draw:frame>
        </presentation:notes>
      </draw:page>
      <draw:page draw:name="page12" draw:style-name="dp4" draw:master-page-name="_31__5f_Blank">
        <office:forms form:automatic-focus="false" form:apply-design-mode="false"/>
        <draw:frame draw:name="Picture 4" draw:style-name="gr23" draw:text-style-name="P22" draw:layer="layout" svg:width="12.739cm" svg:height="4.224cm" svg:x="10.014cm" svg:y="6.631cm">
          <draw:image xlink:href="Pictures/100002010000017F0000007F6157AC45.png" xlink:type="simple" xlink:show="embed" xlink:actuate="onLoad">
            <text:p/>
          </draw:image>
        </draw:frame>
        <draw:custom-shape draw:name="Rounded Rectangle 1" draw:style-name="gr24" draw:text-style-name="P3" draw:layer="layout" svg:width="17.599cm" svg:height="1.763cm" svg:x="7.17cm" svg:y="8.3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1" draw:layer="layout" svg:width="19.798cm" svg:height="11.136cm" svg:x="0.6cm" svg:y="2.257cm" draw:page-number="12" presentation:class="page"/>
          <draw:frame presentation:style-name="pr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ilra1" svg:font-family="Cailra"/>
    <style:font-face style:name="Calibri2" svg:font-family="Calibri"/>
    <style:font-face style:name="Calira1" svg:font-family="Calira"/>
    <style:font-face style:name="Gill Sans Light1" svg:font-family="'Gill Sans Light'"/>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Cailra" svg:font-family="Cailra" style:font-pitch="variable"/>
    <style:font-face style:name="Calibri1" svg:font-family="Calibri" style:font-pitch="variable"/>
    <style:font-face style:name="Calira" svg:font-family="Calira" style:font-pitch="variable"/>
    <style:font-face style:name="FreeSans1" svg:font-family="FreeSans" style:font-pitch="variable"/>
    <style:font-face style:name="Gill Sans Light" svg:font-family="'Gill Sans Light'" style:font-pitch="variable"/>
    <style:font-face style:name="Levenim MT1" svg:font-family="'Levenim MT'"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2" svg:font-family="'Liberation Sans'" style:font-family-generic="modern" style:font-pitch="variable"/>
    <style:font-face style:name="MS PGothic" svg:font-family="'MS PGothic'" style:font-family-generic="modern" style:font-pitch="variable"/>
    <style:font-face style:name="Calibri" svg:font-family="Calibri" style:font-family-generic="roman" style:font-pitch="variable"/>
    <style:font-face style:name="Levenim MT" svg:font-family="'Levenim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evenim MT2" svg:font-family="'Levenim MT'" style:font-family-generic="system" style:font-pitch="variable"/>
  </office:font-face-decls>
  <office:styles>
    <draw:fill-image draw:name="msFillBitmap_20_1" draw:display-name="msFillBitmap 1" xlink:href="Pictures/10000000000004D80000031359E4DFAD.jpg" xlink:type="simple" xlink:show="embed" xlink:actuate="onLoad"/>
    <draw:fill-image draw:name="msFillBitmap_20_2" draw:display-name="msFillBitmap 2" xlink:href="Pictures/10000000000004D80000031305795907.jpg" xlink:type="simple" xlink:show="embed" xlink:actuate="onLoad"/>
    <draw:fill-image draw:name="msFillBitmap_20_3" draw:display-name="msFillBitmap 3" xlink:href="Pictures/10000000000004D80000031359E4DFAD.jpg" xlink:type="simple" xlink:show="embed" xlink:actuate="onLoad"/>
    <draw:fill-image draw:name="msFillBitmap_20_4" draw:display-name="msFillBitmap 4" xlink:href="Pictures/10000000000004D80000031359E4DFAD.jpg" xlink:type="simple" xlink:show="embed" xlink:actuate="onLoad"/>
    <draw:marker draw:name="Arrow" svg:viewBox="0 0 20 30" svg:d="M10 0l-10 30h20z"/>
    <draw:stroke-dash draw:name="Dashed_20__28_var_29__20_4" draw:display-name="Dashed (var) 4" draw:style="rect" draw:dots2="1" draw:dots2-length="0.105cm" draw:distance="0.03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Levenim MT1" fo:font-family="'Levenim MT'"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Levenim MT1" style:font-family-complex="'Levenim MT'"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Levenim MT1" fo:font-family="'Levenim MT'" style:font-pitch="variable" fo:font-size="16pt" fo:letter-spacing="normal" fo:font-style="normal" style:text-underline-style="none" fo:font-weight="normal" style:font-size-asian="16pt" style:font-style-asian="normal" style:font-weight-asian="normal" style:font-name-complex="Levenim MT1" style:font-family-complex="'Levenim MT'" style:font-pitch-complex="variable"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Levenim MT1" fo:font-family="'Levenim MT'" style:font-pitch="variable" fo:font-size="16pt" fo:letter-spacing="normal" fo:font-style="normal" style:text-underline-style="none" fo:font-weight="normal" style:font-size-asian="16pt" style:font-style-asian="normal" style:font-weight-asian="normal" style:font-name-complex="Levenim MT1" style:font-family-complex="'Levenim MT'" style:font-pitch-complex="variable"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Levenim MT1" fo:font-family="'Levenim MT'" style:font-pitch="variable" fo:font-size="16pt" fo:letter-spacing="normal" fo:font-style="normal" style:text-underline-style="none" fo:font-weight="normal" style:font-size-asian="16pt" style:font-style-asian="normal" style:font-weight-asian="normal" style:font-name-complex="Levenim MT1" style:font-family-complex="'Levenim MT'" style:font-pitch-complex="variable"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Levenim MT1" style:font-family-complex="'Levenim MT'"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3"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Levenim MT1" fo:font-family="'Levenim MT'"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Levenim MT1" style:font-family-complex="'Levenim MT'"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Levenim MT1" fo:font-family="'Levenim MT'" style:font-pitch="variable" fo:font-size="16pt" fo:letter-spacing="normal" fo:font-style="normal" style:text-underline-style="none" fo:font-weight="normal" style:font-size-asian="16pt" style:font-style-asian="normal" style:font-weight-asian="normal" style:font-name-complex="Levenim MT1" style:font-family-complex="'Levenim MT'" style:font-pitch-complex="variable"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Levenim MT1" fo:font-family="'Levenim MT'" style:font-pitch="variable" fo:font-size="16pt" fo:letter-spacing="normal" fo:font-style="normal" style:text-underline-style="none" fo:font-weight="normal" style:font-size-asian="16pt" style:font-style-asian="normal" style:font-weight-asian="normal" style:font-name-complex="Levenim MT1" style:font-family-complex="'Levenim MT'" style:font-pitch-complex="variable"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Levenim MT1" fo:font-family="'Levenim MT'" style:font-pitch="variable" fo:font-size="16pt" fo:letter-spacing="normal" fo:font-style="normal" style:text-underline-style="none" fo:font-weight="normal" style:font-size-asian="16pt" style:font-style-asian="normal" style:font-weight-asian="normal" style:font-name-complex="Levenim MT1" style:font-family-complex="'Levenim MT'" style:font-pitch-complex="variable"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Levenim MT1" style:font-family-complex="'Levenim MT'"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Blank-background" style:display-name="1_Blank-background" style:family="presentation">
      <style:graphic-properties draw:stroke="none" draw:fill="bitmap" draw:fill-image-name="msFillBitmap_20_4" style:repeat="stretch"/>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shrink-to-fit">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Levenim MT1" fo:font-family="'Levenim MT'" style:font-pitch="variable" fo:font-size="1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6pt" style:language-asian="en" style:country-asian="US" style:font-style-asian="normal" style:font-weight-asian="normal" style:font-name-complex="Levenim MT1" style:font-family-complex="'Levenim MT'"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_31__5f_Blank-outline2" style:display-name="1_Blank-outline2" style:family="presentation" style:parent-style-name="_31__5f_Blank-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Levenim MT1" fo:font-family="'Levenim MT'" style:font-pitch="variable" fo:font-size="16pt" fo:letter-spacing="normal" fo:font-style="normal" style:text-underline-style="none" fo:font-weight="normal" style:font-size-asian="16pt" style:font-style-asian="normal" style:font-weight-asian="normal" style:font-name-complex="Levenim MT1" style:font-family-complex="'Levenim MT'" style:font-pitch-complex="variable" style:font-size-complex="16pt" style:font-style-complex="normal" style:font-weight-complex="normal" fo:hyphenate="false"/>
    </style:style>
    <style:style style:name="_31__5f_Blank-outline3" style:display-name="1_Blank-outline3" style:family="presentation" style:parent-style-name="_31__5f_Blank-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Levenim MT1" fo:font-family="'Levenim MT'" style:font-pitch="variable" fo:font-size="16pt" fo:letter-spacing="normal" fo:font-style="normal" style:text-underline-style="none" fo:font-weight="normal" style:font-size-asian="16pt" style:font-style-asian="normal" style:font-weight-asian="normal" style:font-name-complex="Levenim MT1" style:font-family-complex="'Levenim MT'" style:font-pitch-complex="variable" style:font-size-complex="16pt" style:font-style-complex="normal" style:font-weight-complex="normal" fo:hyphenate="false"/>
    </style:style>
    <style:style style:name="_31__5f_Blank-outline4" style:display-name="1_Blank-outline4" style:family="presentation" style:parent-style-name="_31__5f_Blank-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Levenim MT1" fo:font-family="'Levenim MT'" style:font-pitch="variable" fo:font-size="16pt" fo:letter-spacing="normal" fo:font-style="normal" style:text-underline-style="none" fo:font-weight="normal" style:font-size-asian="16pt" style:font-style-asian="normal" style:font-weight-asian="normal" style:font-name-complex="Levenim MT1" style:font-family-complex="'Levenim MT'" style:font-pitch-complex="variable" style:font-size-complex="16pt" style:font-style-complex="normal" style:font-weight-complex="normal" fo:hyphenate="false"/>
    </style:style>
    <style:style style:name="_31__5f_Blank-outline5" style:display-name="1_Blank-outline5" style:family="presentation" style:parent-style-name="_31__5f_Blank-outline4">
      <style:paragraph-properties fo:margin-top="0cm" fo:margin-bottom="0.1cm"/>
      <style:text-properties fo:font-size="20pt" style:font-size-asian="20pt" style:font-size-complex="20pt"/>
    </style:style>
    <style:style style:name="_31__5f_Blank-outline6" style:display-name="1_Blank-outline6" style:family="presentation" style:parent-style-name="_31__5f_Blank-outline5">
      <style:paragraph-properties fo:margin-top="0cm" fo:margin-bottom="0.1cm"/>
      <style:text-properties fo:font-size="20pt" style:font-size-asian="20pt" style:font-size-complex="20pt"/>
    </style:style>
    <style:style style:name="_31__5f_Blank-outline7" style:display-name="1_Blank-outline7" style:family="presentation" style:parent-style-name="_31__5f_Blank-outline6">
      <style:paragraph-properties fo:margin-top="0cm" fo:margin-bottom="0.1cm"/>
      <style:text-properties fo:font-size="20pt" style:font-size-asian="20pt" style:font-size-complex="20pt"/>
    </style:style>
    <style:style style:name="_31__5f_Blank-outline8" style:display-name="1_Blank-outline8" style:family="presentation" style:parent-style-name="_31__5f_Blank-outline7">
      <style:paragraph-properties fo:margin-top="0cm" fo:margin-bottom="0.1cm"/>
      <style:text-properties fo:font-size="20pt" style:font-size-asian="20pt" style:font-size-complex="20pt"/>
    </style:style>
    <style:style style:name="_31__5f_Blank-outline9" style:display-name="1_Blank-outline9" style:family="presentation" style:parent-style-name="_31__5f_Blank-outline8">
      <style:paragraph-properties fo:margin-top="0cm" fo:margin-bottom="0.1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Levenim MT1" style:font-family-complex="'Levenim MT'"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3" style:repeat="stretch"/>
    </style:style>
    <style:style style:name="Mdp3" style:family="drawing-page">
      <style:drawing-page-properties draw:background-size="border" draw:fill="bitmap" draw:fill-image-name="msFillBitmap_20_4"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cm" draw:shadow-offset-y="0.07cm" draw:shadow-color="#000000" draw:shadow-opacity="53%" draw:color-mode="standard" draw:luminance="0%" draw:contrast="0%" draw:gamma="100%" draw:red="0%" draw:green="0%" draw:blue="0%" fo:clip="rect(0.662cm, 1.248cm, 4.357cm, 0.632cm)" draw:image-opacity="100%" style:mirror="none"/>
    </style:style>
    <style:style style:name="Mgr4" style:family="graphic" style:parent-style-name="standard">
      <style:graphic-properties draw:stroke="none" svg:stroke-width="0.071cm" draw:fill="solid" draw:fill-color="#ffffff" draw:textarea-vertical-align="middle" draw:auto-grow-height="false" draw:fit-to-size="false"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07cm" draw:shadow-offset-y="0.07cm" draw:shadow-color="#000000" draw:shadow-opacity="53%" draw:color-mode="standard" draw:luminance="0%" draw:contrast="0%" draw:gamma="100%" draw:red="0%" draw:green="0%" draw:blue="0%" fo:clip="rect(0.662cm, 7.111cm, 3.15cm, 13.557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645cm, -1.519cm, 0.27cm, 0.626cm)" draw:image-opacity="100%" style:mirror="none"/>
    </style:style>
    <style:style style:name="Mgr7" style:family="graphic" style:parent-style-name="standard">
      <style:graphic-properties draw:stroke="dash" draw:stroke-dash="Dashed_20__28_var_29__20_4" svg:stroke-width="0.026cm" svg:stroke-color="#75dbff" draw:fill="none" draw:textarea-vertical-align="middle" draw:auto-grow-height="false" draw:fit-to-size="false" fo:padding-top="0.125cm" fo:padding-bottom="0.125cm" fo:padding-left="0.25cm" fo:padding-right="0.25cm" fo:wrap-option="wrap"/>
    </style:style>
    <style:style style:name="Mgr8" style:family="graphic" style:parent-style-name="standard">
      <style:graphic-properties draw:stroke="dash" draw:stroke-dash="Dashed_20__28_var_29__20_4" svg:stroke-width="0.026cm" svg:stroke-color="#75dbff" draw:fill="none" draw:textarea-horizontal-align="center" draw:textarea-vertical-align="top" draw:auto-grow-height="false" fo:padding-top="0.125cm" fo:padding-bottom="0.125cm" fo:padding-left="0.25cm" fo:padding-right="0.25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71cm" draw:fill="solid" draw:fill-color="#f2f2f2" draw:textarea-vertical-align="middle" draw:auto-grow-height="false" draw:fit-to-size="false" fo:padding-top="0.125cm" fo:padding-bottom="0.125cm" fo:padding-left="0.25cm" fo:padding-right="0.25cm" fo:wrap-option="wrap"/>
    </style:style>
    <style:style style:name="M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39cm, 0.226cm, 0.808cm, 0.226cm)" draw:image-opacity="100%" style:mirror="none"/>
    </style:style>
    <style:style style:name="M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59cm, 4.326cm, 0.385cm, 0.226cm)" draw:image-opacity="100%" style:mirror="none"/>
    </style:style>
    <style:style style:name="M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59cm, 2.47cm, 0.385cm, 2.239cm)" draw:image-opacity="100%" style:mirror="none"/>
    </style:style>
    <style:style style:name="M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59cm, 2.717cm, 0.385cm, 1.975cm)" draw:image-opacity="100%" style:mirror="none"/>
    </style:style>
    <style:style style:name="M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59cm, 2.981cm, 0.385cm, 1.703cm)" draw:image-opacity="100%" style:mirror="none"/>
    </style:style>
    <style:style style:name="M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59cm, 3.245cm, 0.385cm, 1.348cm)" draw:image-opacity="100%" style:mirror="none"/>
    </style:style>
    <style:style style:name="M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59cm, 3.592cm, 0.385cm, 1.109cm)" draw:image-opacity="100%" style:mirror="none"/>
    </style:style>
    <style:style style:name="M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59cm, 3.819cm, 0.385cm, 0.894cm)" draw:image-opacity="100%" style:mirror="none"/>
    </style:style>
    <style:style style:name="M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59cm, 4.029cm, 0.385cm, 0.614cm)" draw:image-opacity="100%" style:mirror="none"/>
    </style:style>
    <style:style style:name="Mgr20" style:family="graphic" style:parent-style-name="standard">
      <style:graphic-properties draw:stroke="solid" svg:stroke-width="0.026cm" svg:stroke-color="#d9d9d9"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 style:family="presentation" style:parent-style-name="Title_20_and_20_Content-backgroundobjects">
      <style:graphic-properties draw:stroke="none" draw:fill="none" draw:fill-color="#ffffff" draw:auto-grow-height="false" fo:min-height="1.485cm"/>
    </style:style>
    <style:style style:name="Mpr7" style:family="presentation" style:parent-style-name="Title_20_and_20_Content-backgroundobjects">
      <style:graphic-properties draw:stroke="none" draw:fill="none" draw:fill-color="#ffffff" draw:textarea-vertical-align="bottom" draw:auto-grow-height="false" fo:min-height="1.485cm"/>
    </style:style>
    <style:style style:name="Mpr8" style:family="presentation" style:parent-style-name="_31__5f_Blank-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9" style:family="presentation" style:parent-style-name="_31__5f_Blank-backgroundobjects">
      <style:graphic-properties draw:stroke="none" draw:fill="none" draw:fill-color="#ffffff" draw:auto-grow-height="false" fo:min-height="1.485cm"/>
    </style:style>
    <style:style style:name="Mpr10" style:family="presentation" style:parent-style-name="_31__5f_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style>
    <style:style style:name="MP7" style:family="paragraph">
      <style:paragraph-properties fo:margin-left="0cm" fo:margin-right="0cm" fo:margin-top="0.078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style:paragraph-properties fo:text-align="start" style:font-independent-line-spacing="true"/>
      <style:text-properties fo:font-size="11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text-align="start" style:font-independent-line-spacing="true"/>
      <style:text-properties fo:font-size="37.4000015258789pt"/>
    </style:style>
    <style:style style:name="MT1" style:family="text">
      <style:text-properties fo:font-size="14pt" style:font-size-asian="14pt" style:font-size-complex="14pt"/>
    </style:style>
    <style:style style:name="MT2" style:family="text">
      <style:text-properties fo:font-variant="normal" fo:text-transform="none" fo:color="#00b0f0" style:text-line-through-style="none" style:text-line-through-type="none" style:text-position="0% 100%" style:font-name="Levenim MT1" fo:font-size="18pt" fo:letter-spacing="normal" fo:font-style="normal" style:text-underline-style="none" fo:font-weight="bold" style:font-size-asian="18pt" style:font-style-asian="normal" style:font-weight-asian="bold" style:font-name-complex="Levenim MT1" style:font-size-complex="18pt" style:font-style-complex="normal" style:font-weight-complex="bold"/>
    </style:style>
    <style:style style:name="MT3" style:family="text">
      <style:text-properties fo:font-variant="normal" fo:text-transform="none" fo:color="#595959" style:text-line-through-style="none" style:text-line-through-type="none" style:text-position="0% 100%" style:font-name="Levenim MT1" fo:font-size="11pt" fo:letter-spacing="normal" fo:font-style="normal" style:text-underline-style="none" fo:font-weight="normal" style:font-size-asian="11pt" style:font-style-asian="normal" style:font-weight-asian="normal" style:font-name-complex="Levenim MT1" style:font-size-complex="11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text-transform="uppercase" fo:color="#4c4c4c" style:text-line-through-style="none" style:text-line-through-type="none" style:text-position="0% 100%" style:font-name="Gill Sans Light1" fo:font-size="37.4000015258789pt" fo:letter-spacing="normal" fo:font-style="normal" style:text-underline-style="none" fo:font-weight="normal" style:font-size-asian="37.4000015258789pt" style:font-style-asian="normal" style:font-weight-asian="normal" style:font-name-complex="Levenim MT1" style:font-size-complex="37.400001525878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0.001cm" text:min-label-width="0.484cm"/>
        <style:text-properties style:font-name="Levenim MT1"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0.001cm" text:min-label-width="0.484cm"/>
        <style:text-properties style:font-name="Levenim MT1" fo:color="#595959" fo:font-size="100%"/>
      </text:list-level-style-bullet>
      <text:list-level-style-bullet text:level="3" text:bullet-char="-">
        <style:list-level-properties text:space-before="0.486cm" text:min-label-width="0.48cm"/>
        <style:text-properties style:font-name="Levenim MT1"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0.001cm" text:min-label-width="0.484cm"/>
        <style:text-properties style:font-name="Levenim MT1" fo:color="#595959" fo:font-size="100%"/>
      </text:list-level-style-bullet>
      <text:list-level-style-bullet text:level="3" text:bullet-char="-">
        <style:list-level-properties text:space-before="0.486cm" text:min-label-width="0.48cm"/>
        <style:text-properties style:font-name="Levenim MT1" fo:color="#595959" fo:font-size="100%"/>
      </text:list-level-style-bullet>
      <text:list-level-style-bullet text:level="4" text:bullet-char="">
        <style:list-level-properties text:space-before="0.967cm" text:min-label-width="0.444cm"/>
        <style:text-properties fo:font-family="Wingdings" style:font-pitch="variable" style:font-charset="x-symbol" fo:color="#59595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0.001cm" text:min-label-width="0.484cm"/>
        <style:text-properties style:font-name="Levenim MT1" fo:color="#595959" fo:font-size="100%"/>
      </text:list-level-style-bullet>
      <text:list-level-style-bullet text:level="3" text:bullet-char="-">
        <style:list-level-properties text:space-before="0.486cm" text:min-label-width="0.48cm"/>
        <style:text-properties style:font-name="Levenim MT1" fo:color="#595959" fo:font-size="100%"/>
      </text:list-level-style-bullet>
      <text:list-level-style-bullet text:level="4" text:bullet-char="">
        <style:list-level-properties text:space-before="0.967cm" text:min-label-width="0.444cm"/>
        <style:text-properties fo:font-family="Wingdings" style:font-pitch="variable" style:font-charset="x-symbol" fo:color="#595959" fo:font-size="100%"/>
      </text:list-level-style-bullet>
      <text:list-level-style-bullet text:level="5" text:bullet-char="»">
        <style:list-level-properties text:space-before="1.412cm" text:min-label-width="0.484cm"/>
        <style:text-properties fo:font-family="Arial" style:font-family-generic="swiss" style:font-pitch="variable" fo:color="#595959"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5" draw:style-name="Mgr3" draw:text-style-name="MP3" draw:layer="backgroundobjects" svg:width="33.866cm" svg:height="13.528cm" svg:x="0cm" svg:y="5.522cm">
        <draw:image xlink:href="Pictures/10000000000006900000041A5B6FF27A.png" xlink:type="simple" xlink:show="embed" xlink:actuate="onLoad">
          <text:p/>
        </draw:image>
      </draw:frame>
      <draw:custom-shape draw:name="Rectangle 7177" draw:style-name="Mgr4" draw:text-style-name="MP4" draw:layer="backgroundobjects" svg:width="33.973cm" svg:height="16.862cm" svg:x="-0.107cm" svg:y="0.03cm">
        <text:p/>
        <draw:enhanced-geometry draw:mirror-horizontal="false" draw:mirror-vertical="false" svg:viewBox="0 0 0 0" drawooo:sub-view-size="9211249 6070578" draw:text-areas="0 0 ?f428 ?f429" draw:type="ooxml-non-primitive" draw:enhanced-path="M 67249 0 L 9211249 0 C 9206391 1026879 9201532 2053758 9196674 3080637 5462570 2055560 6408841 5736748 3013528 6070578 415471 5983493 95071 4046741 0 3670280 L 67249 0 Z N">
          <draw:equation draw:name="f0" draw:formula="0*logwidth/9144000"/>
          <draw:equation draw:name="f1" draw:formula="0*logheight/3617665"/>
          <draw:equation draw:name="f2" draw:formula="9144000*logwidth/9144000"/>
          <draw:equation draw:name="f3" draw:formula="0*logheight/3617665"/>
          <draw:equation draw:name="f4" draw:formula="9144000*logwidth/9144000"/>
          <draw:equation draw:name="f5" draw:formula="3617665*logheight/3617665"/>
          <draw:equation draw:name="f6" draw:formula="0*logwidth/9144000"/>
          <draw:equation draw:name="f7" draw:formula="3617665*logheight/3617665"/>
          <draw:equation draw:name="f8" draw:formula="0*logwidth/9144000"/>
          <draw:equation draw:name="f9" draw:formula="0*logheight/3617665"/>
          <draw:equation draw:name="f10" draw:formula="0*logwidth/9144000"/>
          <draw:equation draw:name="f11" draw:formula="0*logheight/3617665"/>
          <draw:equation draw:name="f12" draw:formula="9144000*logwidth/9144000"/>
          <draw:equation draw:name="f13" draw:formula="0*logheight/3617665"/>
          <draw:equation draw:name="f14" draw:formula="9144000*logwidth/9144000"/>
          <draw:equation draw:name="f15" draw:formula="3617665*logheight/3617665"/>
          <draw:equation draw:name="f16" draw:formula="0*logwidth/9144000"/>
          <draw:equation draw:name="f17" draw:formula="3617665*logheight/3617665"/>
          <draw:equation draw:name="f18" draw:formula="0*logwidth/9144000"/>
          <draw:equation draw:name="f19" draw:formula="0*logheight/3617665"/>
          <draw:equation draw:name="f20" draw:formula="0*logwidth/9144000"/>
          <draw:equation draw:name="f21" draw:formula="0*logheight/4140179"/>
          <draw:equation draw:name="f22" draw:formula="9144000*logwidth/9144000"/>
          <draw:equation draw:name="f23" draw:formula="0*logheight/4140179"/>
          <draw:equation draw:name="f24" draw:formula="9144000*logwidth/9144000"/>
          <draw:equation draw:name="f25" draw:formula="3617665*logheight/4140179"/>
          <draw:equation draw:name="f26" draw:formula="4557486*logwidth/9144000"/>
          <draw:equation draw:name="f27" draw:formula="4140179*logheight/4140179"/>
          <draw:equation draw:name="f28" draw:formula="0*logwidth/9144000"/>
          <draw:equation draw:name="f29" draw:formula="3617665*logheight/4140179"/>
          <draw:equation draw:name="f30" draw:formula="0*logwidth/9144000"/>
          <draw:equation draw:name="f31" draw:formula="0*logheight/4140179"/>
          <draw:equation draw:name="f32" draw:formula="0*logwidth/9144000"/>
          <draw:equation draw:name="f33" draw:formula="0*logheight/4140179"/>
          <draw:equation draw:name="f34" draw:formula="9144000*logwidth/9144000"/>
          <draw:equation draw:name="f35" draw:formula="0*logheight/4140179"/>
          <draw:equation draw:name="f36" draw:formula="9144000*logwidth/9144000"/>
          <draw:equation draw:name="f37" draw:formula="3617665*logheight/4140179"/>
          <draw:equation draw:name="f38" draw:formula="4557486*logwidth/9144000"/>
          <draw:equation draw:name="f39" draw:formula="4140179*logheight/4140179"/>
          <draw:equation draw:name="f40" draw:formula="0*logwidth/9144000"/>
          <draw:equation draw:name="f41" draw:formula="3617665*logheight/4140179"/>
          <draw:equation draw:name="f42" draw:formula="0*logwidth/9144000"/>
          <draw:equation draw:name="f43" draw:formula="0*logheight/4140179"/>
          <draw:equation draw:name="f44" draw:formula="0*logwidth/9144000"/>
          <draw:equation draw:name="f45" draw:formula="0*logheight/6259264"/>
          <draw:equation draw:name="f46" draw:formula="9144000*logwidth/9144000"/>
          <draw:equation draw:name="f47" draw:formula="0*logheight/6259264"/>
          <draw:equation draw:name="f48" draw:formula="9144000*logwidth/9144000"/>
          <draw:equation draw:name="f49" draw:formula="3617665*logheight/6259264"/>
          <draw:equation draw:name="f50" draw:formula="3077029*logwidth/9144000"/>
          <draw:equation draw:name="f51" draw:formula="6259264*logheight/6259264"/>
          <draw:equation draw:name="f52" draw:formula="0*logwidth/9144000"/>
          <draw:equation draw:name="f53" draw:formula="3617665*logheight/6259264"/>
          <draw:equation draw:name="f54" draw:formula="0*logwidth/9144000"/>
          <draw:equation draw:name="f55" draw:formula="0*logheight/6259264"/>
          <draw:equation draw:name="f56" draw:formula="0*logwidth/9144000"/>
          <draw:equation draw:name="f57" draw:formula="0*logheight/6259264"/>
          <draw:equation draw:name="f58" draw:formula="9144000*logwidth/9144000"/>
          <draw:equation draw:name="f59" draw:formula="0*logheight/6259264"/>
          <draw:equation draw:name="f60" draw:formula="9144000*logwidth/9144000"/>
          <draw:equation draw:name="f61" draw:formula="3617665*logheight/6259264"/>
          <draw:equation draw:name="f62" draw:formula="3077029*logwidth/9144000"/>
          <draw:equation draw:name="f63" draw:formula="6259264*logheight/6259264"/>
          <draw:equation draw:name="f64" draw:formula="0*logwidth/9144000"/>
          <draw:equation draw:name="f65" draw:formula="3617665*logheight/6259264"/>
          <draw:equation draw:name="f66" draw:formula="0*logwidth/9144000"/>
          <draw:equation draw:name="f67" draw:formula="0*logheight/6259264"/>
          <draw:equation draw:name="f68" draw:formula="0*logwidth/9144000"/>
          <draw:equation draw:name="f69" draw:formula="0*logheight/6259264"/>
          <draw:equation draw:name="f70" draw:formula="9144000*logwidth/9144000"/>
          <draw:equation draw:name="f71" draw:formula="0*logheight/6259264"/>
          <draw:equation draw:name="f72" draw:formula="9144000*logwidth/9144000"/>
          <draw:equation draw:name="f73" draw:formula="3617665*logheight/6259264"/>
          <draw:equation draw:name="f74" draw:formula="3077029*logwidth/9144000"/>
          <draw:equation draw:name="f75" draw:formula="6259264*logheight/6259264"/>
          <draw:equation draw:name="f76" draw:formula="0*logwidth/9144000"/>
          <draw:equation draw:name="f77" draw:formula="3617665*logheight/6259264"/>
          <draw:equation draw:name="f78" draw:formula="0*logwidth/9144000"/>
          <draw:equation draw:name="f79" draw:formula="0*logheight/6259264"/>
          <draw:equation draw:name="f80" draw:formula="0*logwidth/9144000"/>
          <draw:equation draw:name="f81" draw:formula="0*logheight/6259264"/>
          <draw:equation draw:name="f82" draw:formula="9144000*logwidth/9144000"/>
          <draw:equation draw:name="f83" draw:formula="0*logheight/6259264"/>
          <draw:equation draw:name="f84" draw:formula="9144000*logwidth/9144000"/>
          <draw:equation draw:name="f85" draw:formula="3617665*logheight/6259264"/>
          <draw:equation draw:name="f86" draw:formula="3077029*logwidth/9144000"/>
          <draw:equation draw:name="f87" draw:formula="6259264*logheight/6259264"/>
          <draw:equation draw:name="f88" draw:formula="0*logwidth/9144000"/>
          <draw:equation draw:name="f89" draw:formula="3617665*logheight/6259264"/>
          <draw:equation draw:name="f90" draw:formula="0*logwidth/9144000"/>
          <draw:equation draw:name="f91" draw:formula="0*logheight/6259264"/>
          <draw:equation draw:name="f92" draw:formula="0*logwidth/9144000"/>
          <draw:equation draw:name="f93" draw:formula="0*logheight/6259264"/>
          <draw:equation draw:name="f94" draw:formula="9144000*logwidth/9144000"/>
          <draw:equation draw:name="f95" draw:formula="0*logheight/6259264"/>
          <draw:equation draw:name="f96" draw:formula="9144000*logwidth/9144000"/>
          <draw:equation draw:name="f97" draw:formula="3617665*logheight/6259264"/>
          <draw:equation draw:name="f98" draw:formula="3077029*logwidth/9144000"/>
          <draw:equation draw:name="f99" draw:formula="6259264*logheight/6259264"/>
          <draw:equation draw:name="f100" draw:formula="0*logwidth/9144000"/>
          <draw:equation draw:name="f101" draw:formula="3617665*logheight/6259264"/>
          <draw:equation draw:name="f102" draw:formula="0*logwidth/9144000"/>
          <draw:equation draw:name="f103" draw:formula="0*logheight/6259264"/>
          <draw:equation draw:name="f104" draw:formula="0*logwidth/9144000"/>
          <draw:equation draw:name="f105" draw:formula="0*logheight/6259264"/>
          <draw:equation draw:name="f106" draw:formula="9144000*logwidth/9144000"/>
          <draw:equation draw:name="f107" draw:formula="0*logheight/6259264"/>
          <draw:equation draw:name="f108" draw:formula="9144000*logwidth/9144000"/>
          <draw:equation draw:name="f109" draw:formula="3617665*logheight/6259264"/>
          <draw:equation draw:name="f110" draw:formula="3077029*logwidth/9144000"/>
          <draw:equation draw:name="f111" draw:formula="6259264*logheight/6259264"/>
          <draw:equation draw:name="f112" draw:formula="0*logwidth/9144000"/>
          <draw:equation draw:name="f113" draw:formula="3617665*logheight/6259264"/>
          <draw:equation draw:name="f114" draw:formula="0*logwidth/9144000"/>
          <draw:equation draw:name="f115" draw:formula="0*logheight/6259264"/>
          <draw:equation draw:name="f116" draw:formula="0*logwidth/9144000"/>
          <draw:equation draw:name="f117" draw:formula="0*logheight/6259264"/>
          <draw:equation draw:name="f118" draw:formula="9144000*logwidth/9144000"/>
          <draw:equation draw:name="f119" draw:formula="0*logheight/6259264"/>
          <draw:equation draw:name="f120" draw:formula="9144000*logwidth/9144000"/>
          <draw:equation draw:name="f121" draw:formula="3617665*logheight/6259264"/>
          <draw:equation draw:name="f122" draw:formula="3077029*logwidth/9144000"/>
          <draw:equation draw:name="f123" draw:formula="6259264*logheight/6259264"/>
          <draw:equation draw:name="f124" draw:formula="0*logwidth/9144000"/>
          <draw:equation draw:name="f125" draw:formula="3617665*logheight/6259264"/>
          <draw:equation draw:name="f126" draw:formula="0*logwidth/9144000"/>
          <draw:equation draw:name="f127" draw:formula="0*logheight/6259264"/>
          <draw:equation draw:name="f128" draw:formula="0*logwidth/9144000"/>
          <draw:equation draw:name="f129" draw:formula="0*logheight/6259264"/>
          <draw:equation draw:name="f130" draw:formula="9144000*logwidth/9144000"/>
          <draw:equation draw:name="f131" draw:formula="0*logheight/6259264"/>
          <draw:equation draw:name="f132" draw:formula="9144000*logwidth/9144000"/>
          <draw:equation draw:name="f133" draw:formula="3617665*logheight/6259264"/>
          <draw:equation draw:name="f134" draw:formula="3077029*logwidth/9144000"/>
          <draw:equation draw:name="f135" draw:formula="6259264*logheight/6259264"/>
          <draw:equation draw:name="f136" draw:formula="0*logwidth/9144000"/>
          <draw:equation draw:name="f137" draw:formula="3617665*logheight/6259264"/>
          <draw:equation draw:name="f138" draw:formula="0*logwidth/9144000"/>
          <draw:equation draw:name="f139" draw:formula="0*logheight/6259264"/>
          <draw:equation draw:name="f140" draw:formula="0*logwidth/9144000"/>
          <draw:equation draw:name="f141" draw:formula="0*logheight/6143149"/>
          <draw:equation draw:name="f142" draw:formula="9144000*logwidth/9144000"/>
          <draw:equation draw:name="f143" draw:formula="0*logheight/6143149"/>
          <draw:equation draw:name="f144" draw:formula="9144000*logwidth/9144000"/>
          <draw:equation draw:name="f145" draw:formula="3617665*logheight/6143149"/>
          <draw:equation draw:name="f146" draw:formula="3018972*logwidth/9144000"/>
          <draw:equation draw:name="f147" draw:formula="6143149*logheight/6143149"/>
          <draw:equation draw:name="f148" draw:formula="0*logwidth/9144000"/>
          <draw:equation draw:name="f149" draw:formula="3617665*logheight/6143149"/>
          <draw:equation draw:name="f150" draw:formula="0*logwidth/9144000"/>
          <draw:equation draw:name="f151" draw:formula="0*logheight/6143149"/>
          <draw:equation draw:name="f152" draw:formula="0*logwidth/9144000"/>
          <draw:equation draw:name="f153" draw:formula="0*logheight/6143149"/>
          <draw:equation draw:name="f154" draw:formula="9144000*logwidth/9144000"/>
          <draw:equation draw:name="f155" draw:formula="0*logheight/6143149"/>
          <draw:equation draw:name="f156" draw:formula="9144000*logwidth/9144000"/>
          <draw:equation draw:name="f157" draw:formula="3617665*logheight/6143149"/>
          <draw:equation draw:name="f158" draw:formula="3018972*logwidth/9144000"/>
          <draw:equation draw:name="f159" draw:formula="6143149*logheight/6143149"/>
          <draw:equation draw:name="f160" draw:formula="0*logwidth/9144000"/>
          <draw:equation draw:name="f161" draw:formula="3617665*logheight/6143149"/>
          <draw:equation draw:name="f162" draw:formula="0*logwidth/9144000"/>
          <draw:equation draw:name="f163" draw:formula="0*logheight/6143149"/>
          <draw:equation draw:name="f164" draw:formula="0*logwidth/9144000"/>
          <draw:equation draw:name="f165" draw:formula="0*logheight/6143149"/>
          <draw:equation draw:name="f166" draw:formula="9144000*logwidth/9144000"/>
          <draw:equation draw:name="f167" draw:formula="0*logheight/6143149"/>
          <draw:equation draw:name="f168" draw:formula="9144000*logwidth/9144000"/>
          <draw:equation draw:name="f169" draw:formula="3617665*logheight/6143149"/>
          <draw:equation draw:name="f170" draw:formula="3018972*logwidth/9144000"/>
          <draw:equation draw:name="f171" draw:formula="6143149*logheight/6143149"/>
          <draw:equation draw:name="f172" draw:formula="0*logwidth/9144000"/>
          <draw:equation draw:name="f173" draw:formula="3182237*logheight/6143149"/>
          <draw:equation draw:name="f174" draw:formula="0*logwidth/9144000"/>
          <draw:equation draw:name="f175" draw:formula="0*logheight/6143149"/>
          <draw:equation draw:name="f176" draw:formula="0*logwidth/9144000"/>
          <draw:equation draw:name="f177" draw:formula="0*logheight/6143149"/>
          <draw:equation draw:name="f178" draw:formula="9144000*logwidth/9144000"/>
          <draw:equation draw:name="f179" draw:formula="0*logheight/6143149"/>
          <draw:equation draw:name="f180" draw:formula="9144000*logwidth/9144000"/>
          <draw:equation draw:name="f181" draw:formula="3617665*logheight/6143149"/>
          <draw:equation draw:name="f182" draw:formula="2960915*logwidth/9144000"/>
          <draw:equation draw:name="f183" draw:formula="6143149*logheight/6143149"/>
          <draw:equation draw:name="f184" draw:formula="0*logwidth/9144000"/>
          <draw:equation draw:name="f185" draw:formula="3182237*logheight/6143149"/>
          <draw:equation draw:name="f186" draw:formula="0*logwidth/9144000"/>
          <draw:equation draw:name="f187" draw:formula="0*logheight/6143149"/>
          <draw:equation draw:name="f188" draw:formula="0*logwidth/9144000"/>
          <draw:equation draw:name="f189" draw:formula="0*logheight/6230235"/>
          <draw:equation draw:name="f190" draw:formula="9144000*logwidth/9144000"/>
          <draw:equation draw:name="f191" draw:formula="0*logheight/6230235"/>
          <draw:equation draw:name="f192" draw:formula="9144000*logwidth/9144000"/>
          <draw:equation draw:name="f193" draw:formula="3617665*logheight/6230235"/>
          <draw:equation draw:name="f194" draw:formula="2975429*logwidth/9144000"/>
          <draw:equation draw:name="f195" draw:formula="6230235*logheight/6230235"/>
          <draw:equation draw:name="f196" draw:formula="0*logwidth/9144000"/>
          <draw:equation draw:name="f197" draw:formula="3182237*logheight/6230235"/>
          <draw:equation draw:name="f198" draw:formula="0*logwidth/9144000"/>
          <draw:equation draw:name="f199" draw:formula="0*logheight/6230235"/>
          <draw:equation draw:name="f200" draw:formula="0*logwidth/9144000"/>
          <draw:equation draw:name="f201" draw:formula="0*logheight/6230235"/>
          <draw:equation draw:name="f202" draw:formula="9144000*logwidth/9144000"/>
          <draw:equation draw:name="f203" draw:formula="0*logheight/6230235"/>
          <draw:equation draw:name="f204" draw:formula="9144000*logwidth/9144000"/>
          <draw:equation draw:name="f205" draw:formula="3617665*logheight/6230235"/>
          <draw:equation draw:name="f206" draw:formula="2975429*logwidth/9144000"/>
          <draw:equation draw:name="f207" draw:formula="6230235*logheight/6230235"/>
          <draw:equation draw:name="f208" draw:formula="0*logwidth/9144000"/>
          <draw:equation draw:name="f209" draw:formula="3182237*logheight/6230235"/>
          <draw:equation draw:name="f210" draw:formula="0*logwidth/9144000"/>
          <draw:equation draw:name="f211" draw:formula="0*logheight/6230235"/>
          <draw:equation draw:name="f212" draw:formula="0*logwidth/9144000"/>
          <draw:equation draw:name="f213" draw:formula="0*logheight/6230235"/>
          <draw:equation draw:name="f214" draw:formula="9144000*logwidth/9144000"/>
          <draw:equation draw:name="f215" draw:formula="0*logheight/6230235"/>
          <draw:equation draw:name="f216" draw:formula="9144000*logwidth/9144000"/>
          <draw:equation draw:name="f217" draw:formula="3617665*logheight/6230235"/>
          <draw:equation draw:name="f218" draw:formula="2975429*logwidth/9144000"/>
          <draw:equation draw:name="f219" draw:formula="6230235*logheight/6230235"/>
          <draw:equation draw:name="f220" draw:formula="0*logwidth/9144000"/>
          <draw:equation draw:name="f221" draw:formula="3182237*logheight/6230235"/>
          <draw:equation draw:name="f222" draw:formula="0*logwidth/9144000"/>
          <draw:equation draw:name="f223" draw:formula="0*logheight/6230235"/>
          <draw:equation draw:name="f224" draw:formula="0*logwidth/9144000"/>
          <draw:equation draw:name="f225" draw:formula="0*logheight/6230235"/>
          <draw:equation draw:name="f226" draw:formula="9144000*logwidth/9144000"/>
          <draw:equation draw:name="f227" draw:formula="0*logheight/6230235"/>
          <draw:equation draw:name="f228" draw:formula="9144000*logwidth/9144000"/>
          <draw:equation draw:name="f229" draw:formula="3617665*logheight/6230235"/>
          <draw:equation draw:name="f230" draw:formula="2975429*logwidth/9144000"/>
          <draw:equation draw:name="f231" draw:formula="6230235*logheight/6230235"/>
          <draw:equation draw:name="f232" draw:formula="0*logwidth/9144000"/>
          <draw:equation draw:name="f233" draw:formula="3182237*logheight/6230235"/>
          <draw:equation draw:name="f234" draw:formula="0*logwidth/9144000"/>
          <draw:equation draw:name="f235" draw:formula="0*logheight/6230235"/>
          <draw:equation draw:name="f236" draw:formula="0*logwidth/9144000"/>
          <draw:equation draw:name="f237" draw:formula="0*logheight/6230235"/>
          <draw:equation draw:name="f238" draw:formula="9144000*logwidth/9144000"/>
          <draw:equation draw:name="f239" draw:formula="0*logheight/6230235"/>
          <draw:equation draw:name="f240" draw:formula="9144000*logwidth/9144000"/>
          <draw:equation draw:name="f241" draw:formula="3617665*logheight/6230235"/>
          <draw:equation draw:name="f242" draw:formula="2975429*logwidth/9144000"/>
          <draw:equation draw:name="f243" draw:formula="6230235*logheight/6230235"/>
          <draw:equation draw:name="f244" draw:formula="0*logwidth/9144000"/>
          <draw:equation draw:name="f245" draw:formula="3182237*logheight/6230235"/>
          <draw:equation draw:name="f246" draw:formula="0*logwidth/9144000"/>
          <draw:equation draw:name="f247" draw:formula="0*logheight/6230235"/>
          <draw:equation draw:name="f248" draw:formula="0*logwidth/9144000"/>
          <draw:equation draw:name="f249" draw:formula="0*logheight/6230235"/>
          <draw:equation draw:name="f250" draw:formula="9144000*logwidth/9144000"/>
          <draw:equation draw:name="f251" draw:formula="0*logheight/6230235"/>
          <draw:equation draw:name="f252" draw:formula="9144000*logwidth/9144000"/>
          <draw:equation draw:name="f253" draw:formula="3617665*logheight/6230235"/>
          <draw:equation draw:name="f254" draw:formula="2975429*logwidth/9144000"/>
          <draw:equation draw:name="f255" draw:formula="6230235*logheight/6230235"/>
          <draw:equation draw:name="f256" draw:formula="0*logwidth/9144000"/>
          <draw:equation draw:name="f257" draw:formula="3182237*logheight/6230235"/>
          <draw:equation draw:name="f258" draw:formula="0*logwidth/9144000"/>
          <draw:equation draw:name="f259" draw:formula="0*logheight/6230235"/>
          <draw:equation draw:name="f260" draw:formula="0*logwidth/9144000"/>
          <draw:equation draw:name="f261" draw:formula="0*logheight/6230235"/>
          <draw:equation draw:name="f262" draw:formula="9144000*logwidth/9144000"/>
          <draw:equation draw:name="f263" draw:formula="0*logheight/6230235"/>
          <draw:equation draw:name="f264" draw:formula="9144000*logwidth/9144000"/>
          <draw:equation draw:name="f265" draw:formula="3617665*logheight/6230235"/>
          <draw:equation draw:name="f266" draw:formula="2975429*logwidth/9144000"/>
          <draw:equation draw:name="f267" draw:formula="6230235*logheight/6230235"/>
          <draw:equation draw:name="f268" draw:formula="0*logwidth/9144000"/>
          <draw:equation draw:name="f269" draw:formula="3182237*logheight/6230235"/>
          <draw:equation draw:name="f270" draw:formula="0*logwidth/9144000"/>
          <draw:equation draw:name="f271" draw:formula="0*logheight/6230235"/>
          <draw:equation draw:name="f272" draw:formula="38100*logwidth/9182100"/>
          <draw:equation draw:name="f273" draw:formula="0*logheight/6230235"/>
          <draw:equation draw:name="f274" draw:formula="9182100*logwidth/9182100"/>
          <draw:equation draw:name="f275" draw:formula="0*logheight/6230235"/>
          <draw:equation draw:name="f276" draw:formula="9182100*logwidth/9182100"/>
          <draw:equation draw:name="f277" draw:formula="3617665*logheight/6230235"/>
          <draw:equation draw:name="f278" draw:formula="3013529*logwidth/9182100"/>
          <draw:equation draw:name="f279" draw:formula="6230235*logheight/6230235"/>
          <draw:equation draw:name="f280" draw:formula="0*logwidth/9182100"/>
          <draw:equation draw:name="f281" draw:formula="2305937*logheight/6230235"/>
          <draw:equation draw:name="f282" draw:formula="38100*logwidth/9182100"/>
          <draw:equation draw:name="f283" draw:formula="0*logheight/6230235"/>
          <draw:equation draw:name="f284" draw:formula="38100*logwidth/9182100"/>
          <draw:equation draw:name="f285" draw:formula="0*logheight/6230235"/>
          <draw:equation draw:name="f286" draw:formula="9182100*logwidth/9182100"/>
          <draw:equation draw:name="f287" draw:formula="0*logheight/6230235"/>
          <draw:equation draw:name="f288" draw:formula="9182100*logwidth/9182100"/>
          <draw:equation draw:name="f289" draw:formula="3617665*logheight/6230235"/>
          <draw:equation draw:name="f290" draw:formula="3013529*logwidth/9182100"/>
          <draw:equation draw:name="f291" draw:formula="6230235*logheight/6230235"/>
          <draw:equation draw:name="f292" draw:formula="0*logwidth/9182100"/>
          <draw:equation draw:name="f293" draw:formula="2305937*logheight/6230235"/>
          <draw:equation draw:name="f294" draw:formula="38100*logwidth/9182100"/>
          <draw:equation draw:name="f295" draw:formula="0*logheight/6230235"/>
          <draw:equation draw:name="f296" draw:formula="38183*logwidth/9182183"/>
          <draw:equation draw:name="f297" draw:formula="0*logheight/6230235"/>
          <draw:equation draw:name="f298" draw:formula="9182183*logwidth/9182183"/>
          <draw:equation draw:name="f299" draw:formula="0*logheight/6230235"/>
          <draw:equation draw:name="f300" draw:formula="9182183*logwidth/9182183"/>
          <draw:equation draw:name="f301" draw:formula="3617665*logheight/6230235"/>
          <draw:equation draw:name="f302" draw:formula="3013612*logwidth/9182183"/>
          <draw:equation draw:name="f303" draw:formula="6230235*logheight/6230235"/>
          <draw:equation draw:name="f304" draw:formula="83*logwidth/9182183"/>
          <draw:equation draw:name="f305" draw:formula="2305937*logheight/6230235"/>
          <draw:equation draw:name="f306" draw:formula="38183*logwidth/9182183"/>
          <draw:equation draw:name="f307" draw:formula="0*logheight/6230235"/>
          <draw:equation draw:name="f308" draw:formula="67327*logwidth/9211327"/>
          <draw:equation draw:name="f309" draw:formula="0*logheight/6230235"/>
          <draw:equation draw:name="f310" draw:formula="9211327*logwidth/9211327"/>
          <draw:equation draw:name="f311" draw:formula="0*logheight/6230235"/>
          <draw:equation draw:name="f312" draw:formula="9211327*logwidth/9211327"/>
          <draw:equation draw:name="f313" draw:formula="3617665*logheight/6230235"/>
          <draw:equation draw:name="f314" draw:formula="3042756*logwidth/9211327"/>
          <draw:equation draw:name="f315" draw:formula="6230235*logheight/6230235"/>
          <draw:equation draw:name="f316" draw:formula="78*logwidth/9211327"/>
          <draw:equation draw:name="f317" draw:formula="3670280*logheight/6230235"/>
          <draw:equation draw:name="f318" draw:formula="67327*logwidth/9211327"/>
          <draw:equation draw:name="f319" draw:formula="0*logheight/6230235"/>
          <draw:equation draw:name="f320" draw:formula="67249*logwidth/9211249"/>
          <draw:equation draw:name="f321" draw:formula="0*logheight/6230235"/>
          <draw:equation draw:name="f322" draw:formula="9211249*logwidth/9211249"/>
          <draw:equation draw:name="f323" draw:formula="0*logheight/6230235"/>
          <draw:equation draw:name="f324" draw:formula="9211249*logwidth/9211249"/>
          <draw:equation draw:name="f325" draw:formula="3617665*logheight/6230235"/>
          <draw:equation draw:name="f326" draw:formula="3042678*logwidth/9211249"/>
          <draw:equation draw:name="f327" draw:formula="6230235*logheight/6230235"/>
          <draw:equation draw:name="f328" draw:formula="0*logwidth/9211249"/>
          <draw:equation draw:name="f329" draw:formula="3670280*logheight/6230235"/>
          <draw:equation draw:name="f330" draw:formula="67249*logwidth/9211249"/>
          <draw:equation draw:name="f331" draw:formula="0*logheight/6230235"/>
          <draw:equation draw:name="f332" draw:formula="67249*logwidth/9211249"/>
          <draw:equation draw:name="f333" draw:formula="0*logheight/6230235"/>
          <draw:equation draw:name="f334" draw:formula="9211249*logwidth/9211249"/>
          <draw:equation draw:name="f335" draw:formula="0*logheight/6230235"/>
          <draw:equation draw:name="f336" draw:formula="9211249*logwidth/9211249"/>
          <draw:equation draw:name="f337" draw:formula="3617665*logheight/6230235"/>
          <draw:equation draw:name="f338" draw:formula="3042678*logwidth/9211249"/>
          <draw:equation draw:name="f339" draw:formula="6230235*logheight/6230235"/>
          <draw:equation draw:name="f340" draw:formula="0*logwidth/9211249"/>
          <draw:equation draw:name="f341" draw:formula="3670280*logheight/6230235"/>
          <draw:equation draw:name="f342" draw:formula="67249*logwidth/9211249"/>
          <draw:equation draw:name="f343" draw:formula="0*logheight/6230235"/>
          <draw:equation draw:name="f344" draw:formula="67249*logwidth/9211249"/>
          <draw:equation draw:name="f345" draw:formula="0*logheight/6230235"/>
          <draw:equation draw:name="f346" draw:formula="9211249*logwidth/9211249"/>
          <draw:equation draw:name="f347" draw:formula="0*logheight/6230235"/>
          <draw:equation draw:name="f348" draw:formula="9211249*logwidth/9211249"/>
          <draw:equation draw:name="f349" draw:formula="3617665*logheight/6230235"/>
          <draw:equation draw:name="f350" draw:formula="3042678*logwidth/9211249"/>
          <draw:equation draw:name="f351" draw:formula="6230235*logheight/6230235"/>
          <draw:equation draw:name="f352" draw:formula="0*logwidth/9211249"/>
          <draw:equation draw:name="f353" draw:formula="3670280*logheight/6230235"/>
          <draw:equation draw:name="f354" draw:formula="67249*logwidth/9211249"/>
          <draw:equation draw:name="f355" draw:formula="0*logheight/6230235"/>
          <draw:equation draw:name="f356" draw:formula="67249*logwidth/9211249"/>
          <draw:equation draw:name="f357" draw:formula="0*logheight/6230235"/>
          <draw:equation draw:name="f358" draw:formula="9211249*logwidth/9211249"/>
          <draw:equation draw:name="f359" draw:formula="0*logheight/6230235"/>
          <draw:equation draw:name="f360" draw:formula="9211249*logwidth/9211249"/>
          <draw:equation draw:name="f361" draw:formula="3617665*logheight/6230235"/>
          <draw:equation draw:name="f362" draw:formula="3042678*logwidth/9211249"/>
          <draw:equation draw:name="f363" draw:formula="6230235*logheight/6230235"/>
          <draw:equation draw:name="f364" draw:formula="0*logwidth/9211249"/>
          <draw:equation draw:name="f365" draw:formula="3670280*logheight/6230235"/>
          <draw:equation draw:name="f366" draw:formula="67249*logwidth/9211249"/>
          <draw:equation draw:name="f367" draw:formula="0*logheight/6230235"/>
          <draw:equation draw:name="f368" draw:formula="67249*logwidth/9211249"/>
          <draw:equation draw:name="f369" draw:formula="0*logheight/6230235"/>
          <draw:equation draw:name="f370" draw:formula="9211249*logwidth/9211249"/>
          <draw:equation draw:name="f371" draw:formula="0*logheight/6230235"/>
          <draw:equation draw:name="f372" draw:formula="9211249*logwidth/9211249"/>
          <draw:equation draw:name="f373" draw:formula="3617665*logheight/6230235"/>
          <draw:equation draw:name="f374" draw:formula="3042678*logwidth/9211249"/>
          <draw:equation draw:name="f375" draw:formula="6230235*logheight/6230235"/>
          <draw:equation draw:name="f376" draw:formula="0*logwidth/9211249"/>
          <draw:equation draw:name="f377" draw:formula="3670280*logheight/6230235"/>
          <draw:equation draw:name="f378" draw:formula="67249*logwidth/9211249"/>
          <draw:equation draw:name="f379" draw:formula="0*logheight/6230235"/>
          <draw:equation draw:name="f380" draw:formula="67249*logwidth/9211249"/>
          <draw:equation draw:name="f381" draw:formula="0*logheight/6070578"/>
          <draw:equation draw:name="f382" draw:formula="9211249*logwidth/9211249"/>
          <draw:equation draw:name="f383" draw:formula="0*logheight/6070578"/>
          <draw:equation draw:name="f384" draw:formula="9211249*logwidth/9211249"/>
          <draw:equation draw:name="f385" draw:formula="3617665*logheight/6070578"/>
          <draw:equation draw:name="f386" draw:formula="3013528*logwidth/9211249"/>
          <draw:equation draw:name="f387" draw:formula="6070578*logheight/6070578"/>
          <draw:equation draw:name="f388" draw:formula="0*logwidth/9211249"/>
          <draw:equation draw:name="f389" draw:formula="3670280*logheight/6070578"/>
          <draw:equation draw:name="f390" draw:formula="67249*logwidth/9211249"/>
          <draw:equation draw:name="f391" draw:formula="0*logheight/6070578"/>
          <draw:equation draw:name="f392" draw:formula="67249*logwidth/9211249"/>
          <draw:equation draw:name="f393" draw:formula="0*logheight/6070578"/>
          <draw:equation draw:name="f394" draw:formula="9211249*logwidth/9211249"/>
          <draw:equation draw:name="f395" draw:formula="0*logheight/6070578"/>
          <draw:equation draw:name="f396" draw:formula="9211249*logwidth/9211249"/>
          <draw:equation draw:name="f397" draw:formula="3617665*logheight/6070578"/>
          <draw:equation draw:name="f398" draw:formula="3013528*logwidth/9211249"/>
          <draw:equation draw:name="f399" draw:formula="6070578*logheight/6070578"/>
          <draw:equation draw:name="f400" draw:formula="0*logwidth/9211249"/>
          <draw:equation draw:name="f401" draw:formula="3670280*logheight/6070578"/>
          <draw:equation draw:name="f402" draw:formula="67249*logwidth/9211249"/>
          <draw:equation draw:name="f403" draw:formula="0*logheight/6070578"/>
          <draw:equation draw:name="f404" draw:formula="67249*logwidth/9211249"/>
          <draw:equation draw:name="f405" draw:formula="0*logheight/6070578"/>
          <draw:equation draw:name="f406" draw:formula="9211249*logwidth/9211249"/>
          <draw:equation draw:name="f407" draw:formula="0*logheight/6070578"/>
          <draw:equation draw:name="f408" draw:formula="9196674*logwidth/9211249"/>
          <draw:equation draw:name="f409" draw:formula="3080637*logheight/6070578"/>
          <draw:equation draw:name="f410" draw:formula="3013528*logwidth/9211249"/>
          <draw:equation draw:name="f411" draw:formula="6070578*logheight/6070578"/>
          <draw:equation draw:name="f412" draw:formula="0*logwidth/9211249"/>
          <draw:equation draw:name="f413" draw:formula="3670280*logheight/6070578"/>
          <draw:equation draw:name="f414" draw:formula="67249*logwidth/9211249"/>
          <draw:equation draw:name="f415" draw:formula="0*logheight/6070578"/>
          <draw:equation draw:name="f416" draw:formula="67249*logwidth/9211249"/>
          <draw:equation draw:name="f417" draw:formula="0*logheight/6070578"/>
          <draw:equation draw:name="f418" draw:formula="9211249*logwidth/9211249"/>
          <draw:equation draw:name="f419" draw:formula="0*logheight/6070578"/>
          <draw:equation draw:name="f420" draw:formula="9196674*logwidth/9211249"/>
          <draw:equation draw:name="f421" draw:formula="3080637*logheight/6070578"/>
          <draw:equation draw:name="f422" draw:formula="3013528*logwidth/9211249"/>
          <draw:equation draw:name="f423" draw:formula="6070578*logheight/6070578"/>
          <draw:equation draw:name="f424" draw:formula="0*logwidth/9211249"/>
          <draw:equation draw:name="f425" draw:formula="3670280*logheight/6070578"/>
          <draw:equation draw:name="f426" draw:formula="67249*logwidth/9211249"/>
          <draw:equation draw:name="f427" draw:formula="0*logheight/6070578"/>
          <draw:equation draw:name="f428" draw:formula="logwidth"/>
          <draw:equation draw:name="f429" draw:formula="logheight"/>
        </draw:enhanced-geometry>
      </draw:custom-shape>
      <draw:g draw:name="Group 60">
        <draw:frame draw:name="Picture 5" draw:style-name="Mgr5" draw:text-style-name="MP3" draw:layer="layout" svg:width="20.878cm" svg:height="15.719cm" svg:x="-0.054cm" svg:y="0.637cm">
          <draw:image xlink:href="Pictures/10000000000006900000041A69B6A16E.png" xlink:type="simple" xlink:show="embed" xlink:actuate="onLoad">
            <text:p/>
          </draw:image>
        </draw:frame>
        <draw:frame draw:name="Picture 5" draw:style-name="Mgr6" draw:text-style-name="MP3" draw:layer="layout" svg:width="21.314cm" svg:height="15.785cm" svg:x="-0.054cm" svg:y="0.638cm">
          <draw:image xlink:href="Pictures/10000201000003A0000002C6D0A280FA.png" xlink:type="simple" xlink:show="embed" xlink:actuate="onLoad">
            <text:p/>
          </draw:image>
        </draw:frame>
      </draw:g>
      <draw:g draw:name="Group 63">
        <draw:g draw:name="Group 64">
          <draw:custom-shape draw:name="Hexagon 80" draw:style-name="Mgr7" draw:text-style-name="MP4" draw:layer="layout" svg:width="1.153cm" svg:height="0.777cm" svg:x="9.526cm" svg:y="4.79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81" draw:style-name="Mgr7" draw:text-style-name="MP4" draw:layer="layout" svg:width="1.153cm" svg:height="0.777cm" svg:x="8.295cm" svg:y="3.22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82" draw:style-name="Mgr7" draw:text-style-name="MP4" draw:layer="layout" svg:width="1.153cm" svg:height="0.777cm" svg:x="10.744cm" svg:y="3.29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83" draw:style-name="Mgr7" draw:text-style-name="MP4" draw:layer="layout" svg:width="1.153cm" svg:height="0.777cm" svg:x="9.534cm" svg:y="3.78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line draw:name="Straight Connector 95" draw:style-name="Mgr8" draw:text-style-name="MP3" draw:layer="layout" svg:x1="9.321cm" svg:y1="3.845cm" svg:x2="9.65cm" svg:y2="3.972cm">
            <text:p/>
          </draw:line>
          <draw:line draw:name="Straight Connector 96" draw:style-name="Mgr8" draw:text-style-name="MP3" draw:layer="layout" svg:x1="10.578cm" svg:y1="3.986cm" svg:x2="10.878cm" svg:y2="3.877cm">
            <text:p/>
          </draw:line>
          <draw:line draw:name="Straight Connector 106" draw:style-name="Mgr8" draw:text-style-name="MP3" draw:layer="layout" svg:x1="10.107cm" svg:y1="4.562cm" svg:x2="10.111cm" svg:y2="4.792cm">
            <text:p/>
          </draw:line>
          <draw:frame draw:name="Picture 2" draw:style-name="Mgr9" draw:text-style-name="MP3" draw:layer="layout" svg:width="0.295cm" svg:height="0.542cm" svg:x="9.961cm" svg:y="4.909cm">
            <draw:image xlink:href="Pictures/10000201000000130000002FAA77D3E9.png" xlink:type="simple" xlink:show="embed" xlink:actuate="onLoad">
              <text:p/>
            </draw:image>
          </draw:frame>
          <draw:frame draw:name="Picture 2" draw:style-name="Mgr9" draw:text-style-name="MP3" draw:layer="layout" svg:width="0.295cm" svg:height="0.542cm" svg:x="11.161cm" svg:y="3.408cm">
            <draw:image xlink:href="Pictures/10000201000000130000002FAA77D3E9.png" xlink:type="simple" xlink:show="embed" xlink:actuate="onLoad">
              <text:p/>
            </draw:image>
          </draw:frame>
          <draw:frame draw:name="Picture 2" draw:style-name="Mgr9" draw:text-style-name="MP3" draw:layer="layout" svg:width="0.295cm" svg:height="0.542cm" svg:x="9.949cm" svg:y="3.865cm">
            <draw:image xlink:href="Pictures/10000201000000130000002FAA77D3E9.png" xlink:type="simple" xlink:show="embed" xlink:actuate="onLoad">
              <text:p/>
            </draw:image>
          </draw:frame>
          <draw:frame draw:name="Picture 2" draw:style-name="Mgr9" draw:text-style-name="MP3" draw:layer="layout" svg:width="0.295cm" svg:height="0.542cm" svg:x="8.649cm" svg:y="3.334cm">
            <draw:image xlink:href="Pictures/10000201000000130000002FAA77D3E9.png" xlink:type="simple" xlink:show="embed" xlink:actuate="onLoad">
              <text:p/>
            </draw:image>
          </draw:frame>
          <draw:custom-shape draw:name="Hexagon 111" draw:style-name="Mgr7" draw:text-style-name="MP4" draw:layer="layout" svg:width="1.153cm" svg:height="0.777cm" svg:x="11.984cm" svg:y="2.72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117" draw:style-name="Mgr7" draw:text-style-name="MP4" draw:layer="layout" svg:width="1.153cm" svg:height="0.777cm" svg:x="10.752cm" svg:y="1.157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119" draw:style-name="Mgr7" draw:text-style-name="MP4" draw:layer="layout" svg:width="1.153cm" svg:height="0.777cm" svg:x="13.201cm" svg:y="1.2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120" draw:style-name="Mgr7" draw:text-style-name="MP4" draw:layer="layout" svg:width="1.153cm" svg:height="0.777cm" svg:x="11.992cm" svg:y="1.714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line draw:name="Straight Connector 124" draw:style-name="Mgr8" draw:text-style-name="MP3" draw:layer="layout" svg:x1="11.778cm" svg:y1="1.775cm" svg:x2="12.108cm" svg:y2="1.902cm">
            <text:p/>
          </draw:line>
          <draw:line draw:name="Straight Connector 125" draw:style-name="Mgr8" draw:text-style-name="MP3" draw:layer="layout" svg:x1="13.036cm" svg:y1="1.916cm" svg:x2="13.336cm" svg:y2="1.807cm">
            <text:p/>
          </draw:line>
          <draw:line draw:name="Straight Connector 127" draw:style-name="Mgr8" draw:text-style-name="MP3" draw:layer="layout" svg:x1="12.565cm" svg:y1="2.492cm" svg:x2="12.568cm" svg:y2="2.721cm">
            <text:p/>
          </draw:line>
          <draw:frame draw:name="Picture 2" draw:style-name="Mgr9" draw:text-style-name="MP3" draw:layer="layout" svg:width="0.295cm" svg:height="0.542cm" svg:x="12.419cm" svg:y="2.839cm">
            <draw:image xlink:href="Pictures/10000201000000130000002FAA77D3E9.png" xlink:type="simple" xlink:show="embed" xlink:actuate="onLoad">
              <text:p/>
            </draw:image>
          </draw:frame>
          <draw:frame draw:name="Picture 2" draw:style-name="Mgr9" draw:text-style-name="MP3" draw:layer="layout" svg:width="0.295cm" svg:height="0.542cm" svg:x="13.619cm" svg:y="1.337cm">
            <draw:image xlink:href="Pictures/10000201000000130000002FAA77D3E9.png" xlink:type="simple" xlink:show="embed" xlink:actuate="onLoad">
              <text:p/>
            </draw:image>
          </draw:frame>
          <draw:frame draw:name="Picture 2" draw:style-name="Mgr9" draw:text-style-name="MP3" draw:layer="layout" svg:width="0.295cm" svg:height="0.542cm" svg:x="12.406cm" svg:y="1.794cm">
            <draw:image xlink:href="Pictures/10000201000000130000002FAA77D3E9.png" xlink:type="simple" xlink:show="embed" xlink:actuate="onLoad">
              <text:p/>
            </draw:image>
          </draw:frame>
          <draw:frame draw:name="Picture 2" draw:style-name="Mgr9" draw:text-style-name="MP3" draw:layer="layout" svg:width="0.295cm" svg:height="0.542cm" svg:x="11.107cm" svg:y="1.264cm">
            <draw:image xlink:href="Pictures/10000201000000130000002FAA77D3E9.png" xlink:type="simple" xlink:show="embed" xlink:actuate="onLoad">
              <text:p/>
            </draw:image>
          </draw:frame>
          <draw:line draw:name="Straight Connector 132" draw:style-name="Mgr8" draw:text-style-name="MP3" draw:layer="layout" svg:x1="11.76cm" svg:y1="3.479cm" svg:x2="12.084cm" svg:y2="3.324cm">
            <text:p/>
          </draw:line>
        </draw:g>
        <draw:g draw:name="Group 65">
          <draw:custom-shape draw:name="Hexagon 66" draw:style-name="Mgr7" draw:text-style-name="MP4" draw:layer="layout" svg:width="0.965cm" svg:height="0.65cm" svg:x="13.139cm" svg:y="5.19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67" draw:style-name="Mgr7" draw:text-style-name="MP4" draw:layer="layout" svg:width="0.965cm" svg:height="0.65cm" svg:x="12.108cm" svg:y="3.882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70" draw:style-name="Mgr7" draw:text-style-name="MP4" draw:layer="layout" svg:width="0.965cm" svg:height="0.65cm" svg:x="14.157cm" svg:y="3.935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Hexagon 71" draw:style-name="Mgr7" draw:text-style-name="MP4" draw:layer="layout" svg:width="0.965cm" svg:height="0.65cm" svg:x="13.145cm" svg:y="4.348cm">
            <text:p/>
            <draw:enhanced-geometry draw:mirror-horizontal="false" draw:mirror-vertical="false" svg:viewBox="0 0 0 0" draw:text-areas="?f19 ?f20 ?f21 ?f22" draw:type="ooxml-hexagon" draw:modifiers="25000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line draw:name="Straight Connector 72" draw:style-name="Mgr8" draw:text-style-name="MP3" draw:layer="layout" svg:x1="12.967cm" svg:y1="4.399cm" svg:x2="13.243cm" svg:y2="4.505cm">
            <text:p/>
          </draw:line>
          <draw:line draw:name="Straight Connector 73" draw:style-name="Mgr8" draw:text-style-name="MP3" draw:layer="layout" svg:x1="14.019cm" svg:y1="4.517cm" svg:x2="14.27cm" svg:y2="4.426cm">
            <text:p/>
          </draw:line>
          <draw:line draw:name="Straight Connector 75" draw:style-name="Mgr8" draw:text-style-name="MP3" draw:layer="layout" svg:x1="13.625cm" svg:y1="4.999cm" svg:x2="13.628cm" svg:y2="5.191cm">
            <text:p/>
          </draw:line>
          <draw:frame draw:name="Picture 2" draw:style-name="Mgr9" draw:text-style-name="MP3" draw:layer="layout" svg:width="0.247cm" svg:height="0.454cm" svg:x="13.503cm" svg:y="5.29cm">
            <draw:image xlink:href="Pictures/1000020100000010000000275AB46493.png" xlink:type="simple" xlink:show="embed" xlink:actuate="onLoad">
              <text:p/>
            </draw:image>
          </draw:frame>
          <draw:frame draw:name="Picture 2" draw:style-name="Mgr9" draw:text-style-name="MP3" draw:layer="layout" svg:width="0.247cm" svg:height="0.454cm" svg:x="14.507cm" svg:y="4.033cm">
            <draw:image xlink:href="Pictures/1000020100000010000000275AB46493.png" xlink:type="simple" xlink:show="embed" xlink:actuate="onLoad">
              <text:p/>
            </draw:image>
          </draw:frame>
          <draw:frame draw:name="Picture 2" draw:style-name="Mgr9" draw:text-style-name="MP3" draw:layer="layout" svg:width="0.247cm" svg:height="0.454cm" svg:x="13.492cm" svg:y="4.415cm">
            <draw:image xlink:href="Pictures/1000020100000010000000275AB46493.png" xlink:type="simple" xlink:show="embed" xlink:actuate="onLoad">
              <text:p/>
            </draw:image>
          </draw:frame>
          <draw:frame draw:name="Picture 2" draw:style-name="Mgr9" draw:text-style-name="MP3" draw:layer="layout" svg:width="0.247cm" svg:height="0.454cm" svg:x="12.405cm" svg:y="3.972cm">
            <draw:image xlink:href="Pictures/1000020100000010000000275AB46493.png" xlink:type="simple" xlink:show="embed" xlink:actuate="onLoad">
              <text:p/>
            </draw:image>
          </draw:frame>
        </draw:g>
      </draw:g>
      <draw:frame draw:name="Picture 6" draw:style-name="Mgr9" draw:text-style-name="MP3" draw:layer="backgroundobjects" svg:width="5.22cm" svg:height="2.926cm" svg:x="3.02cm" svg:y="3.746cm">
        <draw:image xlink:href="Pictures/10000201000000EA000000AFFB52CD6E.png" xlink:type="simple" xlink:show="embed" xlink:actuate="onLoad">
          <text:p/>
        </draw:image>
      </draw:frame>
      <draw:custom-shape draw:name="Rectangle 7177" draw:style-name="Mgr10" draw:text-style-name="MP4" draw:layer="backgroundobjects" svg:width="16.128cm" svg:height="7.804cm" svg:x="17.738cm" svg:y="6.59cm">
        <text:p/>
        <draw:enhanced-geometry draw:mirror-horizontal="false" draw:mirror-vertical="false" svg:viewBox="0 0 0 0" drawooo:sub-view-size="4354871 2809762" draw:text-areas="0 0 ?f0 ?f1" draw:type="ooxml-non-primitive" draw:enhanced-path="M 3637716 166 C 3856947 -1922 4094983 15655 4354871 56161 4354136 212086 4353401 368012 4352667 523938 1522655 -256194 1392210 1689510 0 2809762 1211322 1642975 1657054 19027 3637716 166 Z N">
          <draw:equation draw:name="f0" draw:formula="logwidth"/>
          <draw:equation draw:name="f1" draw:formula="logheight"/>
        </draw:enhanced-geometry>
      </draw:custom-shape>
      <draw:g draw:name="Group 1">
        <draw:frame draw:name="Picture 2" draw:style-name="Mgr11" draw:text-style-name="MP3" draw:layer="layout" svg:width="6.396cm" svg:height="2.231cm" svg:x="26.795cm" svg:y="1.85cm">
          <draw:image xlink:href="Pictures/10000000000001AC00000107553C09FC.jpg" xlink:type="simple" xlink:show="embed" xlink:actuate="onLoad">
            <text:p/>
          </draw:image>
        </draw:frame>
        <draw:frame draw:name="Picture 2" draw:style-name="Mgr12" draw:text-style-name="MP3" draw:layer="layout" svg:width="0.552cm" svg:height="0.417cm" svg:x="26.795cm" svg:y="4.14cm">
          <draw:image xlink:href="Pictures/10000000000001AC00000107553C09FC.jpg" xlink:type="simple" xlink:show="embed" xlink:actuate="onLoad">
            <text:p/>
          </draw:image>
        </draw:frame>
        <draw:frame draw:name="Picture 2" draw:style-name="Mgr13" draw:text-style-name="MP3" draw:layer="layout" svg:width="0.328cm" svg:height="0.417cm" svg:x="32.604cm" svg:y="4.14cm">
          <draw:image xlink:href="Pictures/10000000000001AC00000107553C09FC.jpg" xlink:type="simple" xlink:show="embed" xlink:actuate="onLoad">
            <text:p/>
          </draw:image>
        </draw:frame>
        <draw:frame draw:name="Picture 2" draw:style-name="Mgr14" draw:text-style-name="MP3" draw:layer="layout" svg:width="0.352cm" svg:height="0.417cm" svg:x="31.829cm" svg:y="4.14cm">
          <draw:image xlink:href="Pictures/10000000000001AC00000107553C09FC.jpg" xlink:type="simple" xlink:show="embed" xlink:actuate="onLoad">
            <text:p/>
          </draw:image>
        </draw:frame>
        <draw:frame draw:name="Picture 2" draw:style-name="Mgr15" draw:text-style-name="MP3" draw:layer="layout" svg:width="0.364cm" svg:height="0.417cm" svg:x="31.042cm" svg:y="4.14cm">
          <draw:image xlink:href="Pictures/10000000000001AC00000107553C09FC.jpg" xlink:type="simple" xlink:show="embed" xlink:actuate="onLoad">
            <text:p/>
          </draw:image>
        </draw:frame>
        <draw:frame draw:name="Picture 2" draw:style-name="Mgr16" draw:text-style-name="MP3" draw:layer="layout" svg:width="0.493cm" svg:height="0.417cm" svg:x="30.125cm" svg:y="4.14cm">
          <draw:image xlink:href="Pictures/10000000000001AC00000107553C09FC.jpg" xlink:type="simple" xlink:show="embed" xlink:actuate="onLoad">
            <text:p/>
          </draw:image>
        </draw:frame>
        <draw:frame draw:name="Picture 2" draw:style-name="Mgr17" draw:text-style-name="MP3" draw:layer="layout" svg:width="0.34cm" svg:height="0.417cm" svg:x="29.362cm" svg:y="4.14cm">
          <draw:image xlink:href="Pictures/10000000000001AC00000107553C09FC.jpg" xlink:type="simple" xlink:show="embed" xlink:actuate="onLoad">
            <text:p/>
          </draw:image>
        </draw:frame>
        <draw:frame draw:name="Picture 2" draw:style-name="Mgr18" draw:text-style-name="MP3" draw:layer="layout" svg:width="0.322cm" svg:height="0.417cm" svg:x="28.616cm" svg:y="4.14cm">
          <draw:image xlink:href="Pictures/10000000000001AC00000107553C09FC.jpg" xlink:type="simple" xlink:show="embed" xlink:actuate="onLoad">
            <text:p/>
          </draw:image>
        </draw:frame>
        <draw:frame draw:name="Picture 2" draw:style-name="Mgr19" draw:text-style-name="MP3" draw:layer="layout" svg:width="0.422cm" svg:height="0.417cm" svg:x="27.77cm" svg:y="4.14cm">
          <draw:image xlink:href="Pictures/10000000000001AC00000107553C09FC.jpg" xlink:type="simple" xlink:show="embed" xlink:actuate="onLoad">
            <text:p/>
          </draw:image>
        </draw:frame>
      </draw:g>
      <draw:frame presentation:style-name="Title_20_Slide-title" draw:layer="backgroundobjects" svg:width="30.479cm" svg:height="3.18cm" svg:x="1.693cm" svg:y="0.76cm" presentation:class="title" presentation:placeholder="true">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3" draw:text-style-name="MP4" draw:layer="backgroundobjects" svg:width="27.724cm" svg:height="0.768cm" svg:x="0.968cm" svg:y="1.326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4" draw:text-style-name="MP8" draw:layer="backgroundobjects" svg:width="30.479cm" svg:height="2.829cm" svg:x="0.968cm" svg:y="2.716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Click to edit Master text styles</text:span></text:p>
          <text:list text:style-name="ML4">
            <text:list-item>
              <text:list>
                <text:list-item>
                  <text:p text:style-name="MP7"><text:span text:style-name="MT3">Second level</text:span></text:p>
                </text:list-item>
              </text:list>
            </text:list-item>
          </text:list>
          <text:list text:style-name="ML5">
            <text:list-item>
              <text:list>
                <text:list-item>
                  <text:list>
                    <text:list-item>
                      <text:p text:style-name="MP7"><text:span text:style-name="MT3">Third level</text:span></text:p>
                    </text:list-item>
                  </text:list>
                </text:list-item>
              </text:list>
            </text:list-item>
          </text:list>
          <text:list text:style-name="ML6">
            <text:list-item>
              <text:list>
                <text:list-item>
                  <text:list>
                    <text:list-item>
                      <text:list>
                        <text:list-item>
                          <text:p text:style-name="MP7"><text:span text:style-name="MT3">Fourth level</text:span></text:p>
                        </text:list-item>
                      </text:list>
                    </text:list-item>
                  </text:list>
                </text:list-item>
              </text:list>
            </text:list-item>
          </text:list>
          <text:list text:style-name="ML7">
            <text:list-item>
              <text:list>
                <text:list-item>
                  <text:list>
                    <text:list-item>
                      <text:list>
                        <text:list-item>
                          <text:list>
                            <text:list-item>
                              <text:p text:style-name="MP7"><text:span text:style-name="MT3">Fifth level</text:span></text:p>
                            </text:list-item>
                          </text:list>
                        </text:list-item>
                      </text:list>
                    </text:list-item>
                  </text:list>
                </text:list-item>
              </text:list>
            </text:list-item>
          </text:list>
        </draw:text-box>
      </draw:frame>
      <draw:frame draw:name="Date Placeholder 3" presentation:style-name="Mpr5" draw:text-style-name="MP10" draw:layer="backgroundobjects" svg:width="7.901cm" svg:height="0.512cm" svg:x="1.693cm" svg:y="18.189cm" presentation:class="date-time" presentation:user-transformed="true">
        <draw:text-box>
          <text:p text:style-name="MP9"><text:span text:style-name="MT4"><text:date style:data-style-name="D1" text:date-value="2016-02-19">19/02/16</text:date></text:span></text:p>
        </draw:text-box>
      </draw:frame>
      <draw:frame draw:name="Footer Placeholder 4" presentation:style-name="Mpr5" draw:text-style-name="MP10" draw:layer="backgroundobjects" svg:width="10.723cm" svg:height="0.512cm" svg:x="11.571cm" svg:y="18.189cm" presentation:class="footer" presentation:user-transformed="true">
        <draw:text-box>
          <text:p/>
        </draw:text-box>
      </draw:frame>
      <draw:frame draw:name="Slide Number Placeholder 5" presentation:style-name="Mpr5" draw:text-style-name="MP10" draw:layer="backgroundobjects" svg:width="7.901cm" svg:height="0.512cm" svg:x="24.271cm" svg:y="18.189cm" presentation:class="page-number" presentation:user-transformed="true">
        <draw:text-box>
          <text:p text:style-name="MP11"><text:span text:style-name="MT4"><text:page-number>&lt;number&gt;</text:page-number></text:span></text:p>
        </draw:text-box>
      </draw:frame>
      <draw:line draw:name="Straight Connector 12" draw:style-name="Mgr20" draw:text-style-name="MP3" draw:layer="backgroundobjects" svg:x1="33.381cm" svg:y1="2.227cm" svg:x2="0.383cm" svg:y2="2.227cm">
        <text:p/>
      </draw:lin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_5f_Blank" style:display-name="1_Blank" style:page-layout-name="PM1" draw:style-name="Mdp3">
      <draw:frame draw:name="Title 1" presentation:style-name="Mpr8" draw:text-style-name="MP12" draw:layer="backgroundobjects" svg:width="30.479cm" svg:height="1.595cm" svg:x="1.693cm" svg:y="0.963cm" presentation:class="title" presentation:user-transformed="true">
        <draw:text-box>
          <text:p text:style-name="MP5"><text:span text:style-name="MT5">Click to edit the title text formatClick to edit Master title style</text:span></text:p>
        </draw:text-box>
      </draw:frame>
      <draw:frame presentation:style-name="_31__5f_Blank-outline1" draw:layer="backgroundobjects" svg:width="30.479cm" svg:height="11.048cm" svg:x="1.693cm" svg:y="4.457cm" presentation:class="outline" presentation:placeholder="true">
        <draw:text-box/>
      </draw:frame>
      <presentation:notes style:page-layout-name="PM0">
        <draw:page-thumbnail presentation:style-name="_31__5f_Blank-title" draw:layer="backgroundobjects" svg:width="19.798cm" svg:height="11.136cm" svg:x="0.6cm" svg:y="2.257cm" presentation:class="page"/>
        <draw:frame presentation:style-name="_31__5f_Blank-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ales Strategy - 2016</dc:title>
    <meta:initial-creator>Sakeer Hassan</meta:initial-creator>
    <meta:editing-cycles>587</meta:editing-cycles>
    <meta:print-date>2015-11-18T03:14:23</meta:print-date>
    <meta:creation-date>2013-08-27T05:48:37</meta:creation-date>
    <dc:date>2016-02-19T14:28:22.888844275</dc:date>
    <meta:editing-duration>PT19H34M7S</meta:editing-duration>
    <meta:generator>LibreOffice/4.2.8.2$Linux_X86_64 LibreOffice_project/420m0$Build-2</meta:generator>
    <meta:document-statistic meta:object-count="17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